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ARial" fo:font-size="15pt" style:font-size-asian="15pt" style:font-size-complex="15pt"/>
    </style:style>
    <style:style style:name="P2" style:family="paragraph" style:parent-style-name="Heading_20_1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3" style:family="paragraph" style:parent-style-name="Heading_20_1">
      <style:paragraph-properties fo:text-align="center" style:justify-single-word="false"/>
      <style:text-properties style:font-name="ARial" fo:font-size="20pt" officeooo:rsid="00040dbb" officeooo:paragraph-rsid="00040dbb" style:font-size-asian="20pt" style:font-size-complex="20pt"/>
    </style:style>
    <style:style style:name="P4" style:family="paragraph" style:parent-style-name="Heading_20_2">
      <style:text-properties style:font-name="ARial" fo:font-size="15pt" style:font-size-asian="15pt" style:font-size-complex="15pt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text-properties style:font-name="ARial" fo:font-size="15pt" style:font-size-asian="15pt" style:font-size-complex="15pt"/>
    </style:style>
    <style:style style:name="P7" style:family="paragraph" style:parent-style-name="Preformatted_20_Text">
      <style:paragraph-properties fo:margin-top="0cm" fo:margin-bottom="0.499cm" style:contextual-spacing="false"/>
      <style:text-properties style:font-name="ARial" fo:font-size="15pt" style:font-size-asian="15pt" style:font-size-complex="15pt"/>
    </style:style>
    <style:style style:name="P8" style:family="paragraph" style:parent-style-name="Standard">
      <style:text-properties style:font-name="ARial" fo:font-size="15pt" style:font-size-asian="15pt" style:font-size-complex="15pt"/>
    </style:style>
    <style:style style:name="P9" style:family="paragraph" style:parent-style-name="Text_20_body">
      <style:text-properties style:font-name="ARial" fo:font-size="15pt" style:font-size-asian="15pt" style:font-size-complex="15pt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font-name="ARial" fo:font-size="15pt" style:font-size-asian="15pt" style:font-size-complex="15pt"/>
    </style:style>
    <style:style style:name="P11" style:family="paragraph" style:parent-style-name="Text_20_body" style:list-style-name="L1">
      <style:text-properties style:font-name="ARial" fo:font-size="15pt" style:font-size-asian="15pt" style:font-size-complex="15pt"/>
    </style:style>
    <style:style style:name="P12" style:family="paragraph" style:parent-style-name="Text_20_body" style:list-style-name="L2">
      <style:text-properties style:font-name="ARial" fo:font-size="15pt" style:font-size-asian="15pt" style:font-size-complex="15pt"/>
    </style:style>
    <style:style style:name="P13" style:family="paragraph" style:parent-style-name="Text_20_body" style:list-style-name="L3">
      <style:paragraph-properties fo:margin-top="0cm" fo:margin-bottom="0cm" style:contextual-spacing="false"/>
      <style:text-properties style:font-name="ARial" fo:font-size="15pt" style:font-size-asian="15pt" style:font-size-complex="15pt"/>
    </style:style>
    <style:style style:name="P14" style:family="paragraph" style:parent-style-name="Text_20_body" style:list-style-name="L3">
      <style:text-properties style:font-name="ARial" fo:font-size="15pt" style:font-size-asian="15pt" style:font-size-complex="15pt"/>
    </style:style>
    <style:style style:name="P15" style:family="paragraph" style:parent-style-name="Text_20_body" style:list-style-name="L4">
      <style:paragraph-properties fo:margin-top="0cm" fo:margin-bottom="0cm" style:contextual-spacing="false"/>
      <style:text-properties style:font-name="ARial" fo:font-size="15pt" style:font-size-asian="15pt" style:font-size-complex="15pt"/>
    </style:style>
    <style:style style:name="P16" style:family="paragraph" style:parent-style-name="Text_20_body" style:list-style-name="L4">
      <style:text-properties style:font-name="ARial" fo:font-size="15pt" style:font-size-asian="15pt" style:font-size-complex="15pt"/>
    </style:style>
    <style:style style:name="P17" style:family="paragraph" style:parent-style-name="Text_20_body" style:list-style-name="L5">
      <style:paragraph-properties fo:margin-top="0cm" fo:margin-bottom="0cm" style:contextual-spacing="false"/>
      <style:text-properties style:font-name="ARial" fo:font-size="15pt" style:font-size-asian="15pt" style:font-size-complex="15pt"/>
    </style:style>
    <style:style style:name="P18" style:family="paragraph" style:parent-style-name="Text_20_body" style:list-style-name="L5">
      <style:text-properties style:font-name="ARial" fo:font-size="15pt" style:font-size-asian="15pt" style:font-size-complex="15pt"/>
    </style:style>
    <style:style style:name="P19" style:family="paragraph" style:parent-style-name="Text_20_body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20" style:family="paragraph" style:parent-style-name="Text_20_body">
      <style:paragraph-properties fo:text-align="start" style:justify-single-word="false"/>
      <style:text-properties style:font-name="ARial" fo:font-size="15pt" officeooo:rsid="00040dbb" officeooo:paragraph-rsid="00040dbb" style:font-size-asian="15pt" style:font-size-complex="15pt"/>
    </style:style>
    <style:style style:name="P21" style:family="paragraph" style:parent-style-name="Text_20_body">
      <style:text-properties style:font-name="ARial" fo:font-size="15pt" fo:font-weight="bold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font-name="ARial" fo:font-size="20pt" officeooo:rsid="00040dbb" officeooo:paragraph-rsid="00040dbb" style:font-size-asian="20pt" style:font-size-complex="20pt"/>
    </style:style>
    <style:style style:name="P23" style:family="paragraph" style:parent-style-name="Text_20_body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24" style:family="paragraph" style:parent-style-name="Text_20_body">
      <style:text-properties fo:color="#eeeeee" loext:opacity="100%" style:font-name="ARial" fo:font-size="15pt" fo:font-weight="bold" fo:background-color="#5983b0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text-align="start" style:justify-single-word="false"/>
      <style:text-properties fo:color="#eeeeee" loext:opacity="100%" fo:font-size="15pt" officeooo:rsid="00040dbb" officeooo:paragraph-rsid="00040dbb" fo:background-color="#5983b0" style:font-size-asian="15pt" style:font-size-complex="15pt"/>
    </style:style>
    <style:style style:name="P26" style:family="paragraph" style:parent-style-name="Text_20_body">
      <style:paragraph-properties fo:text-align="start" style:justify-single-word="false"/>
      <style:text-properties fo:font-size="15pt" officeooo:paragraph-rsid="00040dbb" style:font-size-asian="15pt" style:font-size-complex="15pt"/>
    </style:style>
    <style:style style:name="T1" style:family="text">
      <style:text-properties style:font-name="ARial" fo:font-size="15pt" style:font-size-asian="15pt" style:font-size-complex="15pt"/>
    </style:style>
    <style:style style:name="T2" style:family="text">
      <style:text-properties style:font-name="ARial" fo:font-size="15pt" fo:font-weight="bold" style:font-name-asian="Noto Serif CJK SC" style:font-size-asian="15pt" style:font-weight-asian="bold" style:font-name-complex="FreeSans1" style:font-size-complex="15pt" style:font-weight-complex="bold"/>
    </style:style>
    <style:style style:name="T3" style:family="text">
      <style:text-properties style:font-name="ARial" fo:font-size="20pt" fo:font-weight="bold" officeooo:rsid="00040dbb" style:font-name-asian="Noto Serif CJK SC" style:font-size-asian="20pt" style:font-weight-asian="bold" style:font-name-complex="FreeSans1" style:font-size-complex="20pt" style:font-weight-complex="bold"/>
    </style:style>
    <style:style style:name="T4" style:family="text">
      <style:text-properties style:font-name="ARial" fo:font-weight="bold" style:font-name-asian="Noto Serif CJK SC" style:font-weight-asian="bold" style:font-name-complex="FreeSans1" style:font-weight-complex="bold"/>
    </style:style>
    <style:style style:name="T5" style:family="text">
      <style:text-properties style:font-name="ARial" fo:font-weight="bold" officeooo:rsid="00040dbb" style:font-name-asian="Noto Serif CJK SC" style:font-weight-asian="bold" style:font-name-complex="FreeSans1" style:font-weight-complex="bold"/>
    </style:style>
    <style:style style:name="T6" style:family="text">
      <style:text-properties style:font-name="ARial" fo:font-weight="normal" style:font-name-asian="Noto Serif CJK SC" style:font-weight-asian="normal" style:font-name-complex="FreeSans1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Noto Serif CJK SC" style:font-weight-asian="bold" style:font-name-complex="FreeSans1" style:font-weight-complex="bold"/>
    </style:style>
    <style:style style:name="T9" style:family="text">
      <style:text-properties officeooo:rsid="00040dbb"/>
    </style:style>
    <style:style style:name="T10" style:family="text">
      <style:text-properties fo:font-weight="normal" style:font-name-asian="Noto Serif CJK SC" style:font-weight-asian="normal" style:font-name-complex="FreeSans1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Teste - Manutenção e Análise de Sistemas</text:p>
      <text:h text:style-name="P3" text:outline-level="1">3° Per<text:span text:style-name="T8">íodo – FICR</text:span></text:h>
      <text:p text:style-name="P22"><text:span text:style-name="T8"/></text:p>
      <text:p text:style-name="P20"><text:span text:style-name="T8">Aluno(a): </text:span><text:span text:style-name="T10">Maria Luisa Silva Matos</text:span></text:p>
      <text:p text:style-name="P20"><text:span text:style-name="T8">Curso: </text:span><text:span text:style-name="T10">Análise e Desenvolvimento de Sistemas</text:span></text:p>
      <text:p text:style-name="P26"><text:span text:style-name="T5">Prof: </text:span><text:span text:style-name="T6">Wagner Johnatan</text:span></text:p>
      <text:p text:style-name="P26"><text:span text:style-name="T6"/></text:p>
      <text:p text:style-name="P25"><text:span text:style-name="T4">Link do Notion:</text:span><text:span text:style-name="T6"> https://www.notion.so/Teste-Manuten-o-e-An-lise-de-Sistemas-15d5ab87fc8780a981abec77bcc58177#1a55ab87fc8780d9a272dac45afe40d4</text:span></text:p>
      <text:h text:style-name="P2" text:outline-level="1">AULA 25/02/25</text:h>
      <text:p text:style-name="P19"/>
      <text:p text:style-name="P21">INTRO DO PYAUTOGUI E PREPARANDO O AMBIENTE:</text:p>
      <text:p text:style-name="P9">1º INSTALAR A BIBLIOTECA:</text:p>
      <text:p text:style-name="P9">- Abra o prompt do Anaconda</text:p>
      <text:p text:style-name="P9">- Digite: pip install pyautogui</text:p>
      <text:p text:style-name="P9"><text:span text:style-name="T7">DOCUMENTAÇÃO</text:span>:</text:p>
      <text:p text:style-name="Text_20_body"><text:a xlink:type="simple" xlink:href="https://pyautogui.readthedocs.io/en/latest/quickstart.html" text:style-name="Internet_20_link" text:visited-style-name="Visited_20_Internet_20_Link"><text:span text:style-name="T1">https://pyautogui.readthedocs.io/en/latest/quickstart.html</text:span></text:a></text:p>
      <text:p text:style-name="P9">Mas antes de abrir o anaconda, primeiro tem que instalar as extenções para quando for abrir, já está instalado as extenções, que no caso é o anaconda prompt.</text:p>
      <text:p text:style-name="Text_20_body"><text:span text:style-name="T1">Dps disso vc vai abrir o anaconda navigator, e habilitar/instalar o eclipse, após isso clique em new/Python 3  </text:span><text:a xlink:type="simple" xlink:href="http://localhost:8888/tree#" text:style-name="Internet_20_link" text:visited-style-name="Visited_20_Internet_20_Link"><text:span text:style-name="T1">(ipykernel)</text:span></text:a></text:p>
      <text:p text:style-name="Text_20_body"><text:span text:style-name="T1"/></text:p>
      <text:p text:style-name="P21">CÓDIGO BASE 1:</text:p>
      <text:p text:style-name="Preformatted_20_Text"><text:span text:style-name="Source_20_Text"><text:span text:style-name="T1">import pyautogui <text:s/>#Importa a biblioteca pyautogui, que permite controlar o mouse e o teclado</text:span></text:span></text:p>
      <text:p text:style-name="Preformatted_20_Text"><text:soft-page-break/><text:span text:style-name="Source_20_Text"><text:span text:style-name="T1">import time #Importa a biblioteca time, que fornece funções para manipulação de tempo, como atrasos</text:span></text:span></text:p>
      <text:p text:style-name="P6"/>
      <text:p text:style-name="Preformatted_20_Text"><text:span text:style-name="Source_20_Text"><text:span text:style-name="T1">pyautogui.press("win") #aciona o windows</text:span></text:span></text:p>
      <text:p text:style-name="Preformatted_20_Text"><text:span text:style-name="Source_20_Text"><text:span text:style-name="T1">time.sleep(3) #dorme por 3s</text:span></text:span></text:p>
      <text:p text:style-name="Preformatted_20_Text"><text:span text:style-name="Source_20_Text"><text:span text:style-name="T1">pyautogui.write("chrome") #escreve o nome do chrome</text:span></text:span></text:p>
      <text:p text:style-name="Preformatted_20_Text"><text:span text:style-name="Source_20_Text"><text:span text:style-name="T1">time.sleep(3) #dorme por 3s</text:span></text:span></text:p>
      <text:p text:style-name="Preformatted_20_Text"><text:span text:style-name="Source_20_Text"><text:span text:style-name="T1">pyautogui.press("enter") #pressiona o enter</text:span></text:span></text:p>
      <text:p text:style-name="Preformatted_20_Text"><text:span text:style-name="Source_20_Text"><text:span text:style-name="T1">time.sleep(3) #dorme por 3s</text:span></text:span></text:p>
      <text:p text:style-name="Preformatted_20_Text"><text:span text:style-name="Source_20_Text"><text:span text:style-name="T1">pyautogui.write("&lt;https://www.globo.com/&gt;") #escreve na pesquisa a url do site</text:span></text:span></text:p>
      <text:p text:style-name="Preformatted_20_Text"><text:span text:style-name="Source_20_Text"><text:span text:style-name="T1">time.sleep(3) #dorme por 3s</text:span></text:span></text:p>
      <text:p text:style-name="P5"><text:span text:style-name="Source_20_Text"><text:span text:style-name="T1">pyautogui.press("enter") #pressiona o enter</text:span></text:span></text:p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21">CÓDIGO BASE 2:</text:p>
      <text:p text:style-name="Preformatted_20_Text"><text:span text:style-name="Source_20_Text"><text:span text:style-name="T1">import pyautogui #Importa a biblioteca pyautogui, que permite controlar o mouse e o teclado</text:span></text:span></text:p>
      <text:p text:style-name="Preformatted_20_Text"><text:span text:style-name="Source_20_Text"><text:span text:style-name="T1">import time #Importa a biblioteca time, que fornece funções para manipulação de tempo, como atrasos</text:span></text:span></text:p>
      <text:p text:style-name="P6"/>
      <text:p text:style-name="Preformatted_20_Text"><text:span text:style-name="Source_20_Text"><text:span text:style-name="T1">pyautogui.press("win") #aciona o windows</text:span></text:span></text:p>
      <text:p text:style-name="Preformatted_20_Text"><text:span text:style-name="Source_20_Text"><text:span text:style-name="T1">time.sleep(3) #dorme por 3s</text:span></text:span></text:p>
      <text:p text:style-name="Preformatted_20_Text"><text:span text:style-name="Source_20_Text"><text:span text:style-name="T1">pyautogui.write("Edge") #escreve o nome do Edge</text:span></text:span></text:p>
      <text:p text:style-name="Preformatted_20_Text"><text:span text:style-name="Source_20_Text"><text:span text:style-name="T1">time.sleep(3) #dorme por 3s</text:span></text:span></text:p>
      <text:p text:style-name="P5"><text:span text:style-name="Source_20_Text"><text:span text:style-name="T1">pyautogui.press("enter") #pressiona o enter</text:span></text:span></text:p>
      <text:h text:style-name="P1" text:outline-level="1">ATIVIADE:</text:h>
      <text:p text:style-name="P9">HTML:</text:p>
      <text:p text:style-name="Preformatted_20_Text"><text:span text:style-name="Source_20_Text"><text:span text:style-name="T1">&lt;!DOCTYPE html&gt;</text:span></text:span></text:p>
      <text:p text:style-name="Preformatted_20_Text"><text:span text:style-name="Source_20_Text"><text:span text:style-name="T1">&lt;html lang="pt-BR"&gt;</text:span></text:span></text:p>
      <text:p text:style-name="Preformatted_20_Text"><text:span text:style-name="Source_20_Text"><text:span text:style-name="T1">&lt;head&gt;</text:span></text:span></text:p>
      <text:p text:style-name="Preformatted_20_Text"><text:span text:style-name="Source_20_Text"><text:span text:style-name="T1"><text:s text:c="4"/>&lt;meta charset="UTF-8"&gt;</text:span></text:span></text:p>
      <text:p text:style-name="Preformatted_20_Text"><text:span text:style-name="Source_20_Text"><text:span text:style-name="T1"><text:s text:c="4"/>&lt;meta name="viewport" content="width=device-width, initial-scale=1.0"&gt;</text:span></text:span></text:p>
      <text:p text:style-name="Preformatted_20_Text"><text:span text:style-name="Source_20_Text"><text:span text:style-name="T1"><text:s text:c="4"/>&lt;title&gt;Aula de py&lt;/title&gt;</text:span></text:span></text:p>
      <text:p text:style-name="Preformatted_20_Text"><text:span text:style-name="Source_20_Text"><text:span text:style-name="T1">&lt;/head&gt;</text:span></text:span></text:p>
      <text:p text:style-name="Preformatted_20_Text"><text:soft-page-break/><text:span text:style-name="Source_20_Text"><text:span text:style-name="T1">&lt;body&gt;</text:span></text:span></text:p>
      <text:p text:style-name="Preformatted_20_Text"><text:span text:style-name="Source_20_Text"><text:span text:style-name="T1"><text:s text:c="4"/>&lt;h1&gt;Formulário&lt;/h1&gt;</text:span></text:span></text:p>
      <text:p text:style-name="Preformatted_20_Text"><text:span text:style-name="Source_20_Text"><text:span text:style-name="T1"><text:s text:c="4"/>&lt;form action="formulario"&gt;</text:span></text:span></text:p>
      <text:p text:style-name="Preformatted_20_Text"><text:span text:style-name="Source_20_Text"><text:span text:style-name="T1"><text:s text:c="8"/>&lt;label for="text"&gt;Digite Seu Primeiro Nome&lt;/label&gt;</text:span></text:span></text:p>
      <text:p text:style-name="Preformatted_20_Text"><text:span text:style-name="Source_20_Text"><text:span text:style-name="T1"><text:s text:c="8"/>&lt;input type="text" name="text" id="text"&gt;</text:span></text:span></text:p>
      <text:p text:style-name="Preformatted_20_Text"><text:span text:style-name="Source_20_Text"><text:span text:style-name="T1"><text:s text:c="4"/>&lt;/form&gt;</text:span></text:span></text:p>
      <text:p text:style-name="Preformatted_20_Text"><text:span text:style-name="Source_20_Text"><text:span text:style-name="T1"><text:s text:c="4"/>&lt;button&gt;Enviar&lt;/button&gt;</text:span></text:span></text:p>
      <text:p text:style-name="Preformatted_20_Text"><text:span text:style-name="Source_20_Text"><text:span text:style-name="T1">&lt;/body&gt;</text:span></text:span></text:p>
      <text:p text:style-name="P5"><text:span text:style-name="Source_20_Text"><text:span text:style-name="T1">&lt;/html&gt;</text:span></text:span></text:p>
      <text:p text:style-name="P21">PYTHON:</text:p>
      <text:p text:style-name="Preformatted_20_Text"><text:span text:style-name="Source_20_Text"><text:span text:style-name="T1">import pyautogui <text:s/># Importa a biblioteca pyautogui, que permite controlar o mouse e o teclado</text:span></text:span></text:p>
      <text:p text:style-name="Preformatted_20_Text"><text:span text:style-name="Source_20_Text"><text:span text:style-name="T1">import time <text:s/># Importa a biblioteca time, que fornece funções para manipulação de tempo, como atrasos</text:span></text:span></text:p>
      <text:p text:style-name="P6"/>
      <text:p text:style-name="Preformatted_20_Text"><text:span text:style-name="Source_20_Text"><text:span text:style-name="T1">pyautogui.press("win") <text:s/># Simula o pressionamento da tecla "Windows" (abre o menu iniciar)</text:span></text:span></text:p>
      <text:p text:style-name="Preformatted_20_Text"><text:span text:style-name="Source_20_Text"><text:span text:style-name="T1">time.sleep(2) <text:s/># Aguarda 2 segundos para garantir que o menu iniciar seja aberto</text:span></text:span></text:p>
      <text:p text:style-name="P6"/>
      <text:p text:style-name="Preformatted_20_Text"><text:span text:style-name="Source_20_Text"><text:span text:style-name="T1">pyautogui.write("Edge") <text:s/># Digita o nome "Edge" para procurar o navegador Microsoft Edge</text:span></text:span></text:p>
      <text:p text:style-name="Preformatted_20_Text"><text:span text:style-name="Source_20_Text"><text:span text:style-name="T1">time.sleep(2) <text:s/># Aguarda 2 segundos</text:span></text:span></text:p>
      <text:p text:style-name="P6"/>
      <text:p text:style-name="Preformatted_20_Text"><text:span text:style-name="Source_20_Text"><text:span text:style-name="T1">pyautogui.press("enter") <text:s/># Pressiona a tecla "Enter" para abrir o navegador Microsoft Edge</text:span></text:span></text:p>
      <text:p text:style-name="Preformatted_20_Text"><text:span text:style-name="Source_20_Text"><text:span text:style-name="T1">time.sleep(2) <text:s/># Aguarda 2 segundos para o navegador abrir</text:span></text:span></text:p>
      <text:p text:style-name="P6"/>
      <text:p text:style-name="Preformatted_20_Text"><text:span text:style-name="Source_20_Text"><text:span text:style-name="T1">pyautogui.write("&lt;http://127.0.0.1:5500/index.html&gt;") <text:s/># Digita o endereço local de um arquivo HTML (um servidor local)</text:span></text:span></text:p>
      <text:p text:style-name="Preformatted_20_Text"><text:span text:style-name="Source_20_Text"><text:span text:style-name="T1">time.sleep(2) <text:s/># Aguarda 2 segundos</text:span></text:span></text:p>
      <text:p text:style-name="P6"/>
      <text:p text:style-name="Preformatted_20_Text"><text:span text:style-name="Source_20_Text"><text:span text:style-name="T1">pyautogui.press("enter") <text:s/># Pressiona "Enter" para carregar o arquivo no navegador</text:span></text:span></text:p>
      <text:p text:style-name="Preformatted_20_Text"><text:span text:style-name="Source_20_Text"><text:span text:style-name="T1">time.sleep(3) <text:s/># Aguarda 3 segundos para garantir que a página tenha sido carregada</text:span></text:span></text:p>
      <text:p text:style-name="P6"/>
      <text:p text:style-name="Preformatted_20_Text"><text:span text:style-name="Source_20_Text"><text:span text:style-name="T1">pyautogui.click(304, 165) <text:s/># Clica na posição (304, 165) na tela (coordenadas X e Y)</text:span></text:span></text:p>
      <text:p text:style-name="Preformatted_20_Text"><text:span text:style-name="Source_20_Text"><text:span text:style-name="T1">time.sleep(2) <text:s/># Aguarda 2 segundos após o clique</text:span></text:span></text:p>
      <text:p text:style-name="P6"><text:soft-page-break/></text:p>
      <text:p text:style-name="Preformatted_20_Text"><text:span text:style-name="Source_20_Text"><text:span text:style-name="T1">pyautogui.write("Maria Luisa Silva Matos ") <text:s/># Digita "Maria Luisa Silva Matos" no campo ativo (onde o cursor está posicionado)</text:span></text:span></text:p>
      <text:p text:style-name="Preformatted_20_Text"><text:span text:style-name="Source_20_Text"><text:span text:style-name="T1">print(pyautogui.position()) <text:s/># Imprime as coordenadas atuais do mouse na tela</text:span></text:span></text:p>
      <text:p text:style-name="P7"/>
      <text:h text:style-name="P4" text:outline-level="2">CORREÇÃO DO PROF:</text:h>
      <text:p text:style-name="Preformatted_20_Text"><text:span text:style-name="Source_20_Text"><text:span text:style-name="T1">import pyautogui <text:s/># Importa a biblioteca pyautogui, que permite controlar o mouse e o teclado</text:span></text:span></text:p>
      <text:p text:style-name="Preformatted_20_Text"><text:span text:style-name="Source_20_Text"><text:span text:style-name="T1">import time <text:s/># Importa a biblioteca time, que fornece funções para manipulação de tempo, como atrasos</text:span></text:span></text:p>
      <text:p text:style-name="P6"/>
      <text:p text:style-name="Preformatted_20_Text"><text:span text:style-name="Source_20_Text"><text:span text:style-name="T1">pyautogui.press("win") <text:s/># Simula o pressionamento da tecla "Windows" (abre o menu iniciar)</text:span></text:span></text:p>
      <text:p text:style-name="Preformatted_20_Text"><text:span text:style-name="Source_20_Text"><text:span text:style-name="T1">time.sleep(2) <text:s/># Aguarda 2 segundos para que a ação anterior tenha tempo de ser executada</text:span></text:span></text:p>
      <text:p text:style-name="P6"/>
      <text:p text:style-name="Preformatted_20_Text"><text:span text:style-name="Source_20_Text"><text:span text:style-name="T1">pyautogui.write("Edge") <text:s/># Digita "Edge" (o nome do navegador Microsoft Edge)</text:span></text:span></text:p>
      <text:p text:style-name="Preformatted_20_Text"><text:span text:style-name="Source_20_Text"><text:span text:style-name="T1">time.sleep(2) <text:s/># Aguarda 2 segundos</text:span></text:span></text:p>
      <text:p text:style-name="P6"/>
      <text:p text:style-name="Preformatted_20_Text"><text:span text:style-name="Source_20_Text"><text:span text:style-name="T1">pyautogui.press("enter") <text:s/># Pressiona a tecla "Enter" para executar o comando</text:span></text:span></text:p>
      <text:p text:style-name="Preformatted_20_Text"><text:span text:style-name="Source_20_Text"><text:span text:style-name="T1">time.sleep(2) <text:s/># Aguarda 2 segundos para o navegador ser aberto</text:span></text:span></text:p>
      <text:p text:style-name="P6"/>
      <text:p text:style-name="Preformatted_20_Text"><text:span text:style-name="Source_20_Text"><text:span text:style-name="T1">pyautogui.write("file:///C:/Users/maria.lmatos/Documents/python/index.html") <text:s/># Digita o caminho completo para o arquivo HTML</text:span></text:span></text:p>
      <text:p text:style-name="Preformatted_20_Text"><text:span text:style-name="Source_20_Text"><text:span text:style-name="T1">time.sleep(2) <text:s/># Aguarda 2 segundos</text:span></text:span></text:p>
      <text:p text:style-name="P6"/>
      <text:p text:style-name="Preformatted_20_Text"><text:span text:style-name="Source_20_Text"><text:span text:style-name="T1">pyautogui.press("enter") <text:s/># Pressiona "Enter" para abrir o arquivo HTML no navegador</text:span></text:span></text:p>
      <text:p text:style-name="Preformatted_20_Text"><text:span text:style-name="Source_20_Text"><text:span text:style-name="T1">time.sleep(2) <text:s/># Aguarda 2 segundos para o arquivo ser carregado no navegador</text:span></text:span></text:p>
      <text:p text:style-name="P6"/>
      <text:p text:style-name="Preformatted_20_Text"><text:span text:style-name="Source_20_Text"><text:span text:style-name="T1">pyautogui.press("tab") <text:s/># Pressiona a tecla "Tab" para mover o foco para o próximo campo de entrada ou botão na página</text:span></text:span></text:p>
      <text:p text:style-name="Preformatted_20_Text"><text:span text:style-name="Source_20_Text"><text:span text:style-name="T1">time.sleep(2) <text:s/># Aguarda 2 segundos</text:span></text:span></text:p>
      <text:p text:style-name="P6"/>
      <text:p text:style-name="Preformatted_20_Text"><text:span text:style-name="Source_20_Text"><text:span text:style-name="T1">pyautogui.write("Maria Luisa Silva Matos") <text:s/># Digita o nome "Maria Luisa Silva Matos" no campo de entrada</text:span></text:span></text:p>
      <text:p text:style-name="P7"><text:soft-page-break/></text:p>
      <text:p text:style-name="P9">Se não colocar o time.sleep(2) ele vai executar tudo de uma vez.</text:p>
      <text:p text:style-name="P9"/>
      <text:h text:style-name="P2" text:outline-level="1">AULA DO DIA 18/03/25</text:h>
      <text:p text:style-name="P19"/>
      <text:p text:style-name="P9"><text:span text:style-name="T7">ATIVIDADE</text:span>:</text:p>
      <text:p text:style-name="P24">TESTE UNITÁRIO → CAIXA BRANCA → ESTRESSE</text:p>
      <text:p text:style-name="P21"/>
      <text:p text:style-name="P21"/>
      <text:p text:style-name="P21"/>
      <text:p text:style-name="P21">CORRIGIR:</text:p>
      <text:p text:style-name="P9">import pyautogui import time</text:p>
      <text:p text:style-name="P9">pyautogui.press("win") time.sleep(2)</text:p>
      <text:p text:style-name="P9">pyautogui.write("Edge")</text:p>
      <text:p text:style-name="P9">time.sleep(2)</text:p>
      <text:p text:style-name="P9">pyautogui.press("enter") time.sleep(2)</text:p>
      <text:p text:style-name="Text_20_body"><text:span text:style-name="T1">pyautogui.write("</text:span><text:a xlink:type="simple" xlink:href="http://127.0.0.1:5500/1000/Teste" text:style-name="Internet_20_link" text:visited-style-name="Visited_20_Internet_20_Link"><text:span text:style-name="T1">http://127.0.0.1:5500/1000/Teste</text:span></text:a><text:span text:style-name="T1"> e manutencao/index.html") time.sleep(2)</text:span></text:p>
      <text:p text:style-name="P9">pyautogui.press("enter")</text:p>
      <text:p text:style-name="P9">time.sleep(3)</text:p>
      <text:p text:style-name="P9">pyautogui.press("tab")</text:p>
      <text:p text:style-name="P9">time.sleep(2) pyautogui.press("tab")</text:p>
      <text:p text:style-name="P9">time.sleep(2) pyautogui.press("tab")</text:p>
      <text:p text:style-name="P9">time.sleep(2) pyautogui.press("tab")</text:p>
      <text:p text:style-name="P9">time.sleep(2) pyautogui.press("tab")</text:p>
      <text:p text:style-name="P9">time.sleep(2) pyautogui.write("Maria Luisa Silva Matos")</text:p>
      <text:p text:style-name="P9"><text:soft-page-break/>Teste unitário e caixa branca é pra testar apenas o campo que vc quer testar e comentar os outros campos que não serão testados já que a caixa branca te permite ter acesso ao código aberto.</text:p>
      <text:h text:style-name="P2" text:outline-level="1">ESTUDOS PARA A PROVA DO DIA 31/03/25</text:h>
      <text:p text:style-name="Text_20_body"><text:a xlink:type="simple" xlink:href="https://www.notion.so/1c75ab87fc87802d9a1accbc5f003d8e?pvs=21" text:style-name="Internet_20_link" text:visited-style-name="Visited_20_Internet_20_Link"><text:span text:style-name="T1">Conteúdos</text:span></text:a></text:p>
      <text:h text:style-name="P2" text:outline-level="1">AULA DO DIA 08/04/25</text:h>
      <text:p text:style-name="P21">Selenium →</text:p>
      <text:p text:style-name="P9">entrar em todas as pastas;</text:p>
      <text:p text:style-name="P9">Letra maiuscula pra chamar uma ferramenta/objeto (ele é um nome próprio);</text:p>
      <text:p text:style-name="P9">importações de dentro de outras pastas;</text:p>
      <text:p text:style-name="P9">é mais facil de usar e carregar quando tem tudo dentro de um objeto só;</text:p>
      <text:p text:style-name="P9">concatenação . e _;</text:p>
      <text:p text:style-name="P21">install → instala</text:p>
      <text:p text:style-name="P9">#Configuração do chrome driver</text:p>
      <text:p text:style-name="P9">#Iniciando o nagevador chrome</text:p>
      <text:p text:style-name="P9">#Abre o site</text:p>
      <text:list xml:id="list197647070" text:style-name="L1">
        <text:list-item>
          <text:p text:style-name="P10">abrir o anacondaprompt e escrever pip install selenium </text:p>
        </text:list-item>
        <text:list-item>
          <text:p text:style-name="P11">agora escrever pip install webdriver-manager </text:p>
        </text:list-item>
      </text:list>
      <text:p text:style-name="P21">CÓDIGO BASE 1:</text:p>
      <text:p text:style-name="Preformatted_20_Text"><text:span text:style-name="Source_20_Text"><text:span text:style-name="T1">from selenium import webdriver</text:span></text:span></text:p>
      <text:p text:style-name="Preformatted_20_Text"><text:span text:style-name="Source_20_Text"><text:span text:style-name="T1">from selenium.webdriver.chrome.service import Service</text:span></text:span></text:p>
      <text:p text:style-name="Preformatted_20_Text"><text:span text:style-name="Source_20_Text"><text:span text:style-name="T1">from webdriver_manager.chrome import ChromeDriverManager</text:span></text:span></text:p>
      <text:p text:style-name="P6"/>
      <text:p text:style-name="Preformatted_20_Text"><text:span text:style-name="Source_20_Text"><text:span text:style-name="T1">servico = Service(ChromeDriverManager().install())</text:span></text:span></text:p>
      <text:p text:style-name="P6"/>
      <text:p text:style-name="Preformatted_20_Text"><text:span text:style-name="Source_20_Text"><text:span text:style-name="T1">navegador = webdriver.Chrome(service=servico)</text:span></text:span></text:p>
      <text:p text:style-name="P6"/>
      <text:p text:style-name="P5"><text:span text:style-name="Source_20_Text"><text:span text:style-name="T1">navegador.get("[&lt;https://www.globo.com&gt;](&lt;https://www.globo.com/&gt;)")</text:span></text:span></text:p>
      <text:p text:style-name="P21">CÓDIGO 2 DA ATIVIDADE:</text:p>
      <text:p text:style-name="P9"><text:soft-page-break/>HTML:</text:p>
      <text:p text:style-name="Preformatted_20_Text"><text:span text:style-name="Source_20_Text"><text:span text:style-name="T1">&lt;!DOCTYPE html&gt;</text:span></text:span></text:p>
      <text:p text:style-name="Preformatted_20_Text"><text:span text:style-name="Source_20_Text"><text:span text:style-name="T1">&lt;html lang="pt-BR"&gt;</text:span></text:span></text:p>
      <text:p text:style-name="Preformatted_20_Text"><text:span text:style-name="Source_20_Text"><text:span text:style-name="T1">&lt;head&gt;</text:span></text:span></text:p>
      <text:p text:style-name="Preformatted_20_Text"><text:span text:style-name="Source_20_Text"><text:span text:style-name="T1"><text:s text:c="4"/>&lt;meta charset="UTF-8"&gt;</text:span></text:span></text:p>
      <text:p text:style-name="Preformatted_20_Text"><text:span text:style-name="Source_20_Text"><text:span text:style-name="T1"><text:s text:c="4"/>&lt;meta name="viewport" content="width=device-width, initial-scale=1.0"&gt;</text:span></text:span></text:p>
      <text:p text:style-name="Preformatted_20_Text"><text:span text:style-name="Source_20_Text"><text:span text:style-name="T1"><text:s text:c="4"/>&lt;title&gt;Py&lt;/title&gt;</text:span></text:span></text:p>
      <text:p text:style-name="Preformatted_20_Text"><text:span text:style-name="Source_20_Text"><text:span text:style-name="T1">&lt;/head&gt;</text:span></text:span></text:p>
      <text:p text:style-name="Preformatted_20_Text"><text:span text:style-name="Source_20_Text"><text:span text:style-name="T1">&lt;body&gt;</text:span></text:span></text:p>
      <text:p text:style-name="Preformatted_20_Text"><text:span text:style-name="Source_20_Text"><text:span text:style-name="T1"><text:s text:c="4"/>&lt;form&gt;</text:span></text:span></text:p>
      <text:p text:style-name="Preformatted_20_Text"><text:span text:style-name="Source_20_Text"><text:span text:style-name="T1"><text:s text:c="8"/>&lt;label for="name"&gt;Escreva Seu nome Completo&lt;/label&gt;</text:span></text:span></text:p>
      <text:p text:style-name="Preformatted_20_Text"><text:span text:style-name="Source_20_Text"><text:span text:style-name="T1"><text:s text:c="8"/>&lt;input type="text" id="nome" name="nome"&gt;</text:span></text:span></text:p>
      <text:p text:style-name="Preformatted_20_Text"><text:span text:style-name="Source_20_Text"><text:span text:style-name="T1"><text:s text:c="4"/>&lt;/form&gt;</text:span></text:span></text:p>
      <text:p text:style-name="Preformatted_20_Text"><text:span text:style-name="Source_20_Text"><text:span text:style-name="T1">&lt;/body&gt;</text:span></text:span></text:p>
      <text:p text:style-name="P5"><text:span text:style-name="Source_20_Text"><text:span text:style-name="T1">&lt;/html&gt;</text:span></text:span></text:p>
      <text:p text:style-name="P21">PY:</text:p>
      <text:p text:style-name="Preformatted_20_Text"><text:span text:style-name="Source_20_Text"><text:span text:style-name="T1">from selenium import webdriver</text:span></text:span></text:p>
      <text:p text:style-name="Preformatted_20_Text"><text:span text:style-name="Source_20_Text"><text:span text:style-name="T1">from selenium.webdriver.chrome.service import Service</text:span></text:span></text:p>
      <text:p text:style-name="Preformatted_20_Text"><text:span text:style-name="Source_20_Text"><text:span text:style-name="T1">from webdriver_manager.chrome import ChromeDriverManager</text:span></text:span></text:p>
      <text:p text:style-name="Preformatted_20_Text"><text:span text:style-name="Source_20_Text"><text:span text:style-name="T1">import time</text:span></text:span></text:p>
      <text:p text:style-name="P6"/>
      <text:p text:style-name="Preformatted_20_Text"><text:span text:style-name="Source_20_Text"><text:span text:style-name="T1">#configuração do ChromeDriver</text:span></text:span></text:p>
      <text:p text:style-name="Preformatted_20_Text"><text:span text:style-name="Source_20_Text"><text:span text:style-name="T1">servico = Service(ChromeDriverManager().install())</text:span></text:span></text:p>
      <text:p text:style-name="P6"/>
      <text:p text:style-name="Preformatted_20_Text"><text:span text:style-name="Source_20_Text"><text:span text:style-name="T1">#inicializa o navegador do chrome</text:span></text:span></text:p>
      <text:p text:style-name="Preformatted_20_Text"><text:span text:style-name="Source_20_Text"><text:span text:style-name="T1">navegador = webdriver.Chrome(service=servico)</text:span></text:span></text:p>
      <text:p text:style-name="P6"/>
      <text:p text:style-name="Preformatted_20_Text"><text:span text:style-name="Source_20_Text"><text:span text:style-name="T1">#Abre o site</text:span></text:span></text:p>
      <text:p text:style-name="Preformatted_20_Text"><text:span text:style-name="Source_20_Text"><text:span text:style-name="T1">navegador.get("file:///C:/Users/maria.lmatos/Documents/py/index.html")</text:span></text:span></text:p>
      <text:p text:style-name="P6"/>
      <text:p text:style-name="Preformatted_20_Text"><text:span text:style-name="Source_20_Text"><text:span text:style-name="T1"># Localiza o campo de texto pelo tag_name</text:span></text:span></text:p>
      <text:p text:style-name="Preformatted_20_Text"><text:span text:style-name="Source_20_Text"><text:span text:style-name="T1">campo = navegador.find_element("tag name", "input")</text:span></text:span></text:p>
      <text:p text:style-name="Preformatted_20_Text"><text:span text:style-name="Source_20_Text"><text:span text:style-name="T1">time.sleep(2)</text:span></text:span></text:p>
      <text:p text:style-name="Preformatted_20_Text"><text:span text:style-name="Source_20_Text"><text:span text:style-name="T1"># Escreve "Faustão" no campo de texto</text:span></text:span></text:p>
      <text:p text:style-name="P5"><text:span text:style-name="Source_20_Text"><text:span text:style-name="T1">campo.send_keys("Faustão")</text:span></text:span></text:p>
      <text:p text:style-name="P9">CORREÇÃO DO PROF:</text:p>
      <text:p text:style-name="Preformatted_20_Text"><text:span text:style-name="Source_20_Text"><text:span text:style-name="T1">from selenium import webdriver</text:span></text:span></text:p>
      <text:p text:style-name="Preformatted_20_Text"><text:soft-page-break/><text:span text:style-name="Source_20_Text"><text:span text:style-name="T1">from selenium.webdriver.chrome.service import Service</text:span></text:span></text:p>
      <text:p text:style-name="Preformatted_20_Text"><text:span text:style-name="Source_20_Text"><text:span text:style-name="T1">from webdriver_manager.chrome import ChromeDriverManager</text:span></text:span></text:p>
      <text:p text:style-name="Preformatted_20_Text"><text:span text:style-name="Source_20_Text"><text:span text:style-name="T1">import time</text:span></text:span></text:p>
      <text:p text:style-name="P6"/>
      <text:p text:style-name="Preformatted_20_Text"><text:span text:style-name="Source_20_Text"><text:span text:style-name="T1">#configuração do ChromeDriver</text:span></text:span></text:p>
      <text:p text:style-name="Preformatted_20_Text"><text:span text:style-name="Source_20_Text"><text:span text:style-name="T1">servico = Service(ChromeDriverManager().install())</text:span></text:span></text:p>
      <text:p text:style-name="P6"/>
      <text:p text:style-name="Preformatted_20_Text"><text:span text:style-name="Source_20_Text"><text:span text:style-name="T1">#inicializa o navegador do chrome</text:span></text:span></text:p>
      <text:p text:style-name="Preformatted_20_Text"><text:span text:style-name="Source_20_Text"><text:span text:style-name="T1">navegador = webdriver.Chrome(service=servico)</text:span></text:span></text:p>
      <text:p text:style-name="P6"/>
      <text:p text:style-name="Preformatted_20_Text"><text:span text:style-name="Source_20_Text"><text:span text:style-name="T1">#Abre o site</text:span></text:span></text:p>
      <text:p text:style-name="Preformatted_20_Text"><text:span text:style-name="Source_20_Text"><text:span text:style-name="T1">navegador.get("file:///C:/Users/maria.lmatos/Documents/py/index.html")</text:span></text:span></text:p>
      <text:p text:style-name="P6"/>
      <text:p text:style-name="Preformatted_20_Text"><text:span text:style-name="Source_20_Text"><text:span text:style-name="T1"># encontra o campo pelo XPatch e preenche com um nome e não precisa necessáriamente do By</text:span></text:span></text:p>
      <text:p text:style-name="P5"><text:span text:style-name="Source_20_Text"><text:span text:style-name="T1">navegador.find_element(By.XPATCH, '//*[@id="input#nome"]').send_keys("Faustão")</text:span></text:span></text:p>
      <text:p text:style-name="P21">link :</text:p>
      <text:p text:style-name="Text_20_body"><text:a xlink:type="simple" xlink:href="https://www.selenium.dev/documentation/webdriver/" text:style-name="Internet_20_link" text:visited-style-name="Visited_20_Internet_20_Link"><text:span text:style-name="T1">WebDriver</text:span></text:a></text:p>
      <text:p text:style-name="Text_20_body"><text:span text:style-name="T1">from selenium import webdriver from selenium.webdriver.chrome.service import Service from webdriver_manager.chrome import ChromeDriverManager from </text:span><text:a xlink:type="simple" xlink:href="http://selenium.webdriver.common.by/" text:style-name="Internet_20_link" text:visited-style-name="Visited_20_Internet_20_Link"><text:span text:style-name="T1">selenium.webdriver.common.by</text:span></text:a><text:span text:style-name="T1"> import By from selenium.webdriver import ActionChains from selenium.webdriver.common.actions.action_builder import ActionBuilder from selenium.webdriver.common.actions.mouse_button import MouseButton #Service é um agente que usa o chrome driver para tomar controle do navegador em um versão especificada ou existente servico = Service(ChromeDriverManager().install()) #inicia o serviço do navegador e atribui ele a variavel navegador navegador = webdriver.Chrome(service=servico) #diz para o navegador em que pagina abrir navegador.get("file:///C:/Users/andre.franca/Downloads/1000/1000/index.html") campo = navegador.find_element(By.XPATH, '//</text:span><text:span text:style-name="Emphasis"><text:span text:style-name="T1">[@id="name"]') campo.send_keys("") usuario = navegador.find_element(By.XPATH, '//</text:span></text:span><text:span text:style-name="T1">[@id="username"]') usuario.send_keys("aaaaaaaaaaaaaaaaaaaaaaaaaaaaaaaaaaaaaaaaaaaaaaaaaaaaadddddddddddddddddddddddddddddddddddccccccccccc</text:span><text:soft-page-break/><text:span text:style-name="T1">ccccccccccxxxxxxxxxxxxxxxx") senha = navegador.find_element(By.XPATH, '//</text:span><text:span text:style-name="Emphasis"><text:span text:style-name="T1">[@id="password"]') senha.send_keys("123456789") senha2 = navegador.find_element(By.XPATH, '//</text:span></text:span><text:span text:style-name="T1">[@id="password2"]') senha2.send_keys("123456789") clickable = navegador.find_element(By.XPATH, '/html/body/main/form/button[1]') ActionChains(navegador) \ .click(clickable) \ .perform()</text:span></text:p>
      <text:h text:style-name="P2" text:outline-level="1">AULA DO DIA 15/04/<text:span text:style-name="T9">25</text:span></text:h>
      <text:p text:style-name="P19"/>
      <text:p text:style-name="P9">teste1 -&gt; testar se o input 'name' envia msm sem preenchimento\dados; teste2 -&gt; testar se o input 'name' aceita mais do limite (20); teste3 -&gt; testar se o input 'username' envia sem estar preenchido; teste4 -&gt; testar se o input 'password' aceita mais do limite(8); teste5 -&gt; testar se o input 'password' enviar sem estar preenchido; teste6 -&gt; testar se o input 'password2' aceita mais do limite(8); teste7 -&gt; testar se o input 'password2' enviar sem estar preenchido;</text:p>
      <text:h text:style-name="P2" text:outline-level="1">AULA DO DIA 22/04/<text:span text:style-name="T9">25</text:span></text:h>
      <text:p text:style-name="P24">Unitário → Branca → Carga</text:p>
      <text:p text:style-name="P9">Código padrão;</text:p>
      <text:p text:style-name="P9">Alterar o código;</text:p>
      <text:p text:style-name="P9">Atribuir a UM campo que vai receber três tratamentos de ação;</text:p>
      <text:p text:style-name="P21">CÓDIGO DE AUTOMAÇÃO:</text:p>
      <text:p text:style-name="Text_20_body"><text:span text:style-name="T1">from selenium import webdriver from selenium.webdriver.chrome.service import Service from webdriver_manager.chrome import ChromeDriverManager from </text:span><text:a xlink:type="simple" xlink:href="http://selenium.webdriver.common.by/" text:style-name="Internet_20_link" text:visited-style-name="Visited_20_Internet_20_Link"><text:span text:style-name="T1">selenium.webdriver.common.by</text:span></text:a><text:span text:style-name="T1"> import By from selenium.webdriver import ActionChains from time import sleep</text:span></text:p>
      <text:p text:style-name="P9">servico = Service(ChromeDriverManager().install()) navegador = webdriver.Chrome(service=servico) navegador.get("file:///C:/Users/andre.franca/Downloads/1000/1000/index.html")</text:p>
      <text:p text:style-name="Text_20_body"><text:soft-page-break/><text:span text:style-name="T1">def preencher_form(nome, usuario, senha1, senha2): navegador.find_element(</text:span><text:a xlink:type="simple" xlink:href="http://by.id/" text:style-name="Internet_20_link" text:visited-style-name="Visited_20_Internet_20_Link"><text:span text:style-name="T1">By.ID</text:span></text:a><text:span text:style-name="T1">, "name").clear() navegador.find_element(</text:span><text:a xlink:type="simple" xlink:href="http://by.id/" text:style-name="Internet_20_link" text:visited-style-name="Visited_20_Internet_20_Link"><text:span text:style-name="T1">By.ID</text:span></text:a><text:span text:style-name="T1">, "name").send_keys(nome)</text:span></text:p>
      <text:p text:style-name="Preformatted_20_Text"><text:span text:style-name="Source_20_Text"><text:span text:style-name="T1">navegador.find_element(By.ID, "username").clear()</text:span></text:span></text:p>
      <text:p text:style-name="Preformatted_20_Text"><text:span text:style-name="Source_20_Text"><text:span text:style-name="T1">navegador.find_element(By.ID, "username").send_keys(usuario)</text:span></text:span></text:p>
      <text:p text:style-name="P6"/>
      <text:p text:style-name="Preformatted_20_Text"><text:span text:style-name="Source_20_Text"><text:span text:style-name="T1">navegador.find_element(By.ID, "password").clear()</text:span></text:span></text:p>
      <text:p text:style-name="Preformatted_20_Text"><text:span text:style-name="Source_20_Text"><text:span text:style-name="T1">navegador.find_element(By.ID, "password").send_keys(senha1)</text:span></text:span></text:p>
      <text:p text:style-name="P6"/>
      <text:p text:style-name="Preformatted_20_Text"><text:span text:style-name="Source_20_Text"><text:span text:style-name="T1">navegador.find_element(By.ID, "password2").clear()</text:span></text:span></text:p>
      <text:p text:style-name="Preformatted_20_Text"><text:span text:style-name="Source_20_Text"><text:span text:style-name="T1">navegador.find_element(By.ID, "password2").send_keys(senha2)</text:span></text:span></text:p>
      <text:p text:style-name="P7"/>
      <text:p text:style-name="P9">def clicar_botao(): botao = navegador.find_element(By.XPATH, "/html/body/main/form/button[1]") ActionChains(navegador).click(botao).perform() sleep(2)</text:p>
      <text:p text:style-name="Text_20_body"><text:span text:style-name="T1">def formulario_foi_enviado(): campo_nome = navegador.find_element(</text:span><text:a xlink:type="simple" xlink:href="http://by.id/" text:style-name="Internet_20_link" text:visited-style-name="Visited_20_Internet_20_Link"><text:span text:style-name="T1">By.ID</text:span></text:a><text:span text:style-name="T1">, "name") clicar_botao() sleep(1) try: campo_nome.get_attribute("value") return False except: return True</text:span></text:p>
      <text:h text:style-name="P1" text:outline-level="1">Teste 1: nome em branco</text:h>
      <text:p text:style-name="P9">preencher_form("", "Legend", "12345678", "12345678") if formulario_foi_enviado() == True: print("Campo nome em branco enviando formulario") else: print("Teste nome em branco ok") sleep(3)</text:p>
      <text:h text:style-name="P1" text:outline-level="1">Teste 2: nome com mais de 20 caracteres</text:h>
      <text:p text:style-name="Text_20_body"><text:span text:style-name="T1">preencher_form("André de França Silva Pereira", "usuario", "12345678", "12345678") valor_nome = navegador.find_element(</text:span><text:a xlink:type="simple" xlink:href="http://by.id/" text:style-name="Internet_20_link" text:visited-style-name="Visited_20_Internet_20_Link"><text:span text:style-name="T1">By.ID</text:span></text:a><text:span text:style-name="T1">, "name").get_attribute("value") if len(valor_nome) &lt;= 20: print("Apenas 20 caracteres foram digitados em Nome") else: print("Erro: campo 'Nome' aceitou mais de 20 caracteres" + str(({len(valor_nome)}))) sleep(3)</text:span></text:p>
      <text:h text:style-name="P1" text:outline-level="1">Teste 3: usuário em branco</text:h>
      <text:p text:style-name="P9">preencher_form("Andre", "", "12345678", "12345678") if formulario_foi_enviado() == True: print("Campo Usuario em branco, enviando formulario") else: print("Teste Usuario em branco ok") sleep(3)</text:p>
      <text:h text:style-name="P1" text:outline-level="1"><text:soft-page-break/>Teste 4: senha muito longa</text:h>
      <text:p text:style-name="Text_20_body"><text:span text:style-name="T1">preencher_form("Andre", "Legend", "123456789", "12345678") valor_s = navegador.find_element(</text:span><text:a xlink:type="simple" xlink:href="http://by.id/" text:style-name="Internet_20_link" text:visited-style-name="Visited_20_Internet_20_Link"><text:span text:style-name="T1">By.ID</text:span></text:a><text:span text:style-name="T1">, "password").get_attribute("value") if len(valor_s) &lt;= 8: print("Teste senha tem até 8 caracteres Ok") else: print("Erro: campo senha aceitou mais de 8 caracteres!" + str(({len(valor_s)}))) clicar_botao() sleep(5)</text:span></text:p>
      <text:h text:style-name="P1" text:outline-level="1">Teste 5: senhas diferentes(percebi depois que o codigo não barra as senhas diferentes)</text:h>
      <text:p text:style-name="P9">#preencher_form("Andre", "Legend", "12345678", "87654321") #if formulario_foi_enviado() == True:</text:p>
      <text:h text:style-name="P1" text:outline-level="1">print("Senhas diferentes, enviando formulario")</text:h>
      <text:p text:style-name="P9">#else:</text:p>
      <text:h text:style-name="P1" text:outline-level="1">print("Teste senhas diferentes ok")</text:h>
      <text:p text:style-name="P9">#sleep(3)</text:p>
      <text:h text:style-name="P1" text:outline-level="1">Teste 5: senha vazia</text:h>
      <text:p text:style-name="P9">preencher_form("Andre", "Legend", "", "12345678") if formulario_foi_enviado() == True: print("Campo Senha em branco, enviando formulario") else: print("Teste Senha em branco ok") sleep(3)</text:p>
      <text:h text:style-name="P1" text:outline-level="1">Teste 6: confirmação de senha vazia</text:h>
      <text:p text:style-name="P9">preencher_form("Andre", "Legend", "12345678", "") if formulario_foi_enviado() == True: print("Campo confirmação de senha em branco, enviando formulario") else: print("Teste confirmação de senha em branco ok") sleep(3)</text:p>
      <text:h text:style-name="P1" text:outline-level="1">Teste 3: Confirmação de senha muito longa</text:h>
      <text:p text:style-name="Text_20_body"><text:span text:style-name="T1">preencher_form("Andre", "Legend", "12345678", "123456789") valor_s2 = navegador.find_element(</text:span><text:a xlink:type="simple" xlink:href="http://by.id/" text:style-name="Internet_20_link" text:visited-style-name="Visited_20_Internet_20_Link"><text:span text:style-name="T1">By.ID</text:span></text:a><text:span text:style-name="T1">, "password2").get_attribute("value") if len(valor_s2) &lt;= 8: print("Teste confirmação senha tem 8 ou menos caracteres Ok" + str(({len(valor_s2)}))) else: print("Erro: campo confirmação senha aceitou mais de 8 caracteres!" + str(({len(valor_s2)}))) clicar_botao() sleep(3)</text:span></text:p>
      <text:h text:style-name="P1" text:outline-level="1"><text:soft-page-break/>Teste 7: tudo preenchido corretamente</text:h>
      <text:p text:style-name="P9">preencher_form("Andre", "Legend", "12345678", "12345678") if formulario_foi_enviado() == True: print("Teste todos campos corretos Ok") else: print("Erro de envio de formulario!")</text:p>
      <text:p text:style-name="P9">sleep(3)</text:p>
      <text:p text:style-name="P9">print("Todos testes executados com sucesso!")</text:p>
      <text:p text:style-name="P9">navegador.quit()</text:p>
      <text:p text:style-name="P21">MEU CÓDIGO:</text:p>
      <text:p text:style-name="Text_20_body"><text:span text:style-name="T1">from selenium import webdriver from selenium.webdriver.chrome.service import Service from webdriver_manager.chrome import ChromeDriverManager from </text:span><text:a xlink:type="simple" xlink:href="http://selenium.webdriver.common.by/" text:style-name="Internet_20_link" text:visited-style-name="Visited_20_Internet_20_Link"><text:span text:style-name="T1">selenium.webdriver.common.by</text:span></text:a><text:span text:style-name="T1"> import By from selenium.webdriver import ActionChains import time</text:span></text:p>
      <text:p text:style-name="P9">#Configura o serviço do navegador</text:p>
      <text:p text:style-name="P9">servico = Service(ChromeDriverManager().install()) navegador = webdriver.Chrome(service=servico)</text:p>
      <text:p text:style-name="P9">#Acesse o arquivo HTML local</text:p>
      <text:p text:style-name="Text_20_body"><text:span text:style-name="T1">navegador.get("</text:span><text:a xlink:type="simple" xlink:href="http://127.0.0.1:5500/1000/index.html" text:style-name="Internet_20_link" text:visited-style-name="Visited_20_Internet_20_Link"><text:span text:style-name="T1">http://127.0.0.1:5500/1000/index.html</text:span></text:a><text:span text:style-name="T1">")</text:span></text:p>
      <text:p text:style-name="P9">#Encontre o campo de texto e limpe-o</text:p>
      <text:p text:style-name="P9">campo = navegador.find_element(By.XPATH, '//*[@id="name"]') campo.clear() # Limpa o campo antes de digitar</text:p>
      <text:p text:style-name="P9">#Digita no campo com um pequeno atraso entre as teclas</text:p>
      <text:p text:style-name="P9">for char in "as": campo.send_keys(char) time.sleep(0.5) # Atraso de 0.5 segundos entre as teclas</text:p>
      <text:p text:style-name="P9">#Encontre o botão e clique</text:p>
      <text:p text:style-name="P9">clickable = navegador.find_element(By.XPATH, '/html/body/main/form/button[1]') actions = ActionChains(navegador) actions.click(clickable).perform()</text:p>
      <text:h text:style-name="P1" text:outline-level="1">corrigir:</text:h>
      <text:p text:style-name="P9"><text:span text:style-name="T7">python</text:span>:</text:p>
      <text:p text:style-name="Text_20_body"><text:soft-page-break/><text:span text:style-name="T1">from selenium import webdriver from selenium.webdriver.chrome.service import Service from webdriver_manager.chrome import ChromeDriverManager from </text:span><text:a xlink:type="simple" xlink:href="http://selenium.webdriver.common.by/" text:style-name="Internet_20_link" text:visited-style-name="Visited_20_Internet_20_Link"><text:span text:style-name="T1">selenium.webdriver.common.by</text:span></text:a><text:span text:style-name="T1"> import By from selenium.webdriver import ActionChains import time</text:span></text:p>
      <text:h text:style-name="P1" text:outline-level="1">Configura o serviço do navegador</text:h>
      <text:p text:style-name="P9">servico = Service(ChromeDriverManager().install()) navegador = webdriver.Chrome(service=servico)</text:p>
      <text:h text:style-name="P1" text:outline-level="1">Acesse o arquivo HTML local</text:h>
      <text:p text:style-name="Text_20_body"><text:span text:style-name="T1">navegador.get("</text:span><text:a xlink:type="simple" xlink:href="http://127.0.0.1:5500/1000/index.html" text:style-name="Internet_20_link" text:visited-style-name="Visited_20_Internet_20_Link"><text:span text:style-name="T1">http://127.0.0.1:5500/1000/index.html</text:span></text:a><text:span text:style-name="T1">")</text:span></text:p>
      <text:p text:style-name="P9">for i in range(11):</text:p>
      <text:p text:style-name="Preformatted_20_Text"><text:span text:style-name="Source_20_Text"><text:span text:style-name="T1"># Encontre o campo de texto e limpe-o</text:span></text:span></text:p>
      <text:p text:style-name="Preformatted_20_Text"><text:span text:style-name="Source_20_Text"><text:span text:style-name="T1">campo = navegador.find_element(By.XPATH, '//*[@id="name"]')</text:span></text:span></text:p>
      <text:p text:style-name="Preformatted_20_Text"><text:span text:style-name="Source_20_Text"><text:span text:style-name="T1">campo.clear() <text:s/># Limpa o campo antes de digitar</text:span></text:span></text:p>
      <text:p text:style-name="P6"/>
      <text:p text:style-name="Preformatted_20_Text"><text:span text:style-name="Source_20_Text"><text:span text:style-name="T1"># Digita no campo com um pequeno atraso entre as teclas</text:span></text:span></text:p>
      <text:p text:style-name="Preformatted_20_Text"><text:span text:style-name="Source_20_Text"><text:span text:style-name="T1">nome = "Maria Luisa Silva"</text:span></text:span></text:p>
      <text:p text:style-name="Preformatted_20_Text"><text:span text:style-name="Source_20_Text"><text:span text:style-name="T1">campo.send_keys(nome)</text:span></text:span></text:p>
      <text:p text:style-name="Preformatted_20_Text"><text:span text:style-name="Source_20_Text"><text:span text:style-name="T1">time.sleep(0.5)</text:span></text:span></text:p>
      <text:p text:style-name="Preformatted_20_Text"><text:span text:style-name="Source_20_Text"><text:span text:style-name="T1">campo.clear() <text:s/># Limpa o campo antes de digitar</text:span></text:span></text:p>
      <text:p text:style-name="Preformatted_20_Text"><text:span text:style-name="Source_20_Text"><text:span text:style-name="T1">nome = ""</text:span></text:span></text:p>
      <text:p text:style-name="Preformatted_20_Text"><text:span text:style-name="Source_20_Text"><text:span text:style-name="T1">campo.send_keys(nome)</text:span></text:span></text:p>
      <text:p text:style-name="Preformatted_20_Text"><text:span text:style-name="Source_20_Text"><text:span text:style-name="T1">time.sleep(0.5)</text:span></text:span></text:p>
      <text:p text:style-name="P6"/>
      <text:p text:style-name="Preformatted_20_Text"><text:span text:style-name="Source_20_Text"><text:span text:style-name="T1"># Encontre o botão e clique</text:span></text:span></text:p>
      <text:p text:style-name="Preformatted_20_Text"><text:span text:style-name="Source_20_Text"><text:span text:style-name="T1">clickable = navegador.find_element(By.XPATH, '/html/body/main/form/button[1]')</text:span></text:span></text:p>
      <text:p text:style-name="Preformatted_20_Text"><text:span text:style-name="Source_20_Text"><text:span text:style-name="T1">actions = ActionChains(navegador)</text:span></text:span></text:p>
      <text:p text:style-name="Preformatted_20_Text"><text:span text:style-name="Source_20_Text"><text:span text:style-name="T1">actions.click(clickable).perform()</text:span></text:span></text:p>
      <text:p text:style-name="P7"/>
      <text:p text:style-name="P9">#PASSO A PASSO DO QUE CADA LINHA DE CÓDIGO FAZ</text:p>
      <text:p text:style-name="P9">html:</text:p>
      <text:p text:style-name="Preformatted_20_Text"><text:span text:style-name="Source_20_Text"><text:span text:style-name="T1">&lt;!DOCTYPE html&gt;</text:span></text:span></text:p>
      <text:p text:style-name="Preformatted_20_Text"><text:span text:style-name="Source_20_Text"><text:span text:style-name="T1">&lt;html lang="pt-br"&gt;</text:span></text:span></text:p>
      <text:p text:style-name="Preformatted_20_Text"><text:span text:style-name="Source_20_Text"><text:span text:style-name="T1">&lt;head&gt;</text:span></text:span></text:p>
      <text:p text:style-name="Preformatted_20_Text"><text:span text:style-name="Source_20_Text"><text:span text:style-name="T1"><text:s text:c="4"/>&lt;meta charset="UTF-8"&gt;</text:span></text:span></text:p>
      <text:p text:style-name="Preformatted_20_Text"><text:soft-page-break/><text:span text:style-name="Source_20_Text"><text:span text:style-name="T1"><text:s text:c="4"/>&lt;meta name="viewport" content="width=device-width, initial-scale=1.0"&gt;</text:span></text:span></text:p>
      <text:p text:style-name="Preformatted_20_Text"><text:span text:style-name="Source_20_Text"><text:span text:style-name="T1"><text:s text:c="4"/>&lt;title&gt;Título da Página&lt;/title&gt;</text:span></text:span></text:p>
      <text:p text:style-name="Preformatted_20_Text"><text:span text:style-name="Source_20_Text"><text:span text:style-name="T1"><text:s text:c="4"/>&lt;link rel="stylesheet" href="validacao.css"&gt;</text:span></text:span></text:p>
      <text:p text:style-name="Preformatted_20_Text"><text:span text:style-name="Source_20_Text"><text:span text:style-name="T1"><text:s text:c="4"/>&lt;script src="JS/teste.js" defer&gt;&lt;/script&gt;</text:span></text:span></text:p>
      <text:p text:style-name="P6"/>
      <text:p text:style-name="Preformatted_20_Text"><text:span text:style-name="Source_20_Text"><text:span text:style-name="T1"><text:s text:c="4"/>&lt;style&gt;</text:span></text:span></text:p>
      <text:p text:style-name="Preformatted_20_Text"><text:span text:style-name="Source_20_Text"><text:span text:style-name="T1"><text:s text:c="6"/>body {</text:span></text:span></text:p>
      <text:p text:style-name="Preformatted_20_Text"><text:span text:style-name="Source_20_Text"><text:span text:style-name="T1"><text:s text:c="10"/>background-image: url('img/back.jpg');</text:span></text:span></text:p>
      <text:p text:style-name="Preformatted_20_Text"><text:span text:style-name="Source_20_Text"><text:span text:style-name="T1"><text:s text:c="10"/>background-size: 49%;</text:span></text:span></text:p>
      <text:p text:style-name="Preformatted_20_Text"><text:span text:style-name="Source_20_Text"><text:span text:style-name="T1"><text:s text:c="10"/>margin-bottom: 290px;</text:span></text:span></text:p>
      <text:p text:style-name="Preformatted_20_Text"><text:span text:style-name="Source_20_Text"><text:span text:style-name="T1"><text:s text:c="10"/>background-repeat: no-repeat;</text:span></text:span></text:p>
      <text:p text:style-name="Preformatted_20_Text"><text:span text:style-name="Source_20_Text"><text:span text:style-name="T1"><text:s text:c="10"/>background-position: right;</text:span></text:span></text:p>
      <text:p text:style-name="Preformatted_20_Text"><text:span text:style-name="Source_20_Text"><text:span text:style-name="T1"><text:s text:c="6"/>}</text:span></text:span></text:p>
      <text:p text:style-name="Preformatted_20_Text"><text:span text:style-name="Source_20_Text"><text:span text:style-name="T1"><text:s text:c="2"/>&lt;/style&gt;</text:span></text:span></text:p>
      <text:p text:style-name="P6"/>
      <text:p text:style-name="Preformatted_20_Text"><text:span text:style-name="Source_20_Text"><text:span text:style-name="T1">&lt;/head&gt;</text:span></text:span></text:p>
      <text:p text:style-name="Preformatted_20_Text"><text:span text:style-name="Source_20_Text"><text:span text:style-name="T1">&lt;body&gt;</text:span></text:span></text:p>
      <text:p text:style-name="P6"/>
      <text:p text:style-name="Preformatted_20_Text"><text:span text:style-name="Source_20_Text"><text:span text:style-name="T1"><text:s text:c="2"/>&lt;div class="navbar"&gt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&lt;ul&gt;</text:span></text:span></text:p>
      <text:p text:style-name="Preformatted_20_Text"><text:span text:style-name="Source_20_Text"><text:span text:style-name="T1"><text:s text:c="6"/>&lt;li&gt;&lt;a href="#home"&gt;Home&lt;/a&gt;&lt;/li&gt;</text:span></text:span></text:p>
      <text:p text:style-name="Preformatted_20_Text"><text:span text:style-name="Source_20_Text"><text:span text:style-name="T1"><text:s text:c="6"/>&lt;li&gt;&lt;a href="#services"&gt;Serviços&lt;/a&gt;&lt;/li&gt;</text:span></text:span></text:p>
      <text:p text:style-name="Preformatted_20_Text"><text:span text:style-name="Source_20_Text"><text:span text:style-name="T1"><text:s text:c="6"/>&lt;li&gt;&lt;a href="#about"&gt;Sobre&lt;/a&gt;&lt;/li&gt;</text:span></text:span></text:p>
      <text:p text:style-name="Preformatted_20_Text"><text:span text:style-name="Source_20_Text"><text:span text:style-name="T1"><text:s text:c="6"/>&lt;li&gt;&lt;a href="#contact"&gt;Contato&lt;/a&gt;&lt;/li&gt;</text:span></text:span></text:p>
      <text:p text:style-name="Preformatted_20_Text"><text:span text:style-name="Source_20_Text"><text:span text:style-name="T1"><text:s text:c="2"/>&lt;/ul&gt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&lt;/div&gt;</text:span></text:span></text:p>
      <text:p text:style-name="P6"/>
      <text:p text:style-name="Preformatted_20_Text"><text:span text:style-name="Source_20_Text"><text:span text:style-name="T1"><text:s/></text:span></text:span></text:p>
      <text:p text:style-name="Preformatted_20_Text"><text:span text:style-name="Source_20_Text"><text:span text:style-name="T1"><text:s text:c="2"/>&lt;main&gt;</text:span></text:span></text:p>
      <text:p text:style-name="Preformatted_20_Text"><text:span text:style-name="Source_20_Text"><text:span text:style-name="T1"><text:s text:c="4"/>&lt;form action="/submit_form" method="post" class="form"&gt;</text:span></text:span></text:p>
      <text:p text:style-name="Preformatted_20_Text"><text:span text:style-name="Source_20_Text"><text:span text:style-name="T1"><text:s text:c="8"/>&lt;h1&gt;Cadastre seu usuário&lt;/h1&gt;</text:span></text:span></text:p>
      <text:p text:style-name="Preformatted_20_Text"><text:span text:style-name="Source_20_Text"><text:span text:style-name="T1"><text:s text:c="6"/></text:span></text:span></text:p>
      <text:p text:style-name="Preformatted_20_Text"><text:span text:style-name="Source_20_Text"><text:span text:style-name="T1"><text:s text:c="8"/>&lt;label for="nome"&gt;Nome Completo:&lt;/label&gt;&lt;br&gt;</text:span></text:span></text:p>
      <text:p text:style-name="Preformatted_20_Text"><text:span text:style-name="Source_20_Text"><text:span text:style-name="T1"><text:s text:c="8"/>&lt;input type="text" id="name" name="nome" placeholder="Digite seu nome completo" required maxlength="20" <text:s/>pattern="^[A-Za-zÀ-ÿ\\s]+$" title="Use apenas letras e espaços"&gt;&lt;br&gt;&lt;br&gt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7"/>&lt;!--</text:span></text:span></text:p>
      <text:p text:style-name="Preformatted_20_Text"><text:span text:style-name="Source_20_Text"><text:span text:style-name="T1"><text:s text:c="8"/>&lt;label for="username"&gt;Usuário:&lt;/label&gt;&lt;br&gt;</text:span></text:span></text:p>
      <text:p text:style-name="Preformatted_20_Text"><text:soft-page-break/><text:span text:style-name="Source_20_Text"><text:span text:style-name="T1"><text:s text:c="8"/>&lt;input type="text" id="username" name="username" placeholder="Escolha um nome de usuário"required&gt;&lt;br&gt;&lt;br&gt;</text:span></text:span></text:p>
      <text:p text:style-name="Preformatted_20_Text"><text:span text:style-name="Source_20_Text"><text:span text:style-name="T1"><text:s text:c="8"/></text:span></text:span></text:p>
      <text:p text:style-name="Preformatted_20_Text"><text:span text:style-name="Source_20_Text"><text:span text:style-name="T1"><text:s text:c="8"/>&lt;label for="password"&gt;Senha:&lt;/label&gt;&lt;br&gt;</text:span></text:span></text:p>
      <text:p text:style-name="Preformatted_20_Text"><text:span text:style-name="Source_20_Text"><text:span text:style-name="T1"><text:s text:c="8"/>&lt;input type="password" id="password" name="password" placeholder="Senha com no máximo 8 dígitos" required maxlength="8"&gt;&lt;br&gt;&lt;br&gt;</text:span></text:span></text:p>
      <text:p text:style-name="Preformatted_20_Text"><text:span text:style-name="Source_20_Text"><text:span text:style-name="T1"><text:s text:c="8"/>&lt;label for="password"&gt;Digite a senha novamente:&lt;/label&gt;&lt;br&gt;</text:span></text:span></text:p>
      <text:p text:style-name="Preformatted_20_Text"><text:span text:style-name="Source_20_Text"><text:span text:style-name="T1"><text:s text:c="8"/>&lt;input type="password" id="password" name="password" placeholder="Repita a senha" required maxlength="8"&gt;&lt;br&gt;&lt;br&gt;</text:span></text:span></text:p>
      <text:p text:style-name="Preformatted_20_Text"><text:span text:style-name="Source_20_Text"><text:span text:style-name="T1"><text:s text:c="7"/>--&gt;</text:span></text:span></text:p>
      <text:p text:style-name="Preformatted_20_Text"><text:span text:style-name="Source_20_Text"><text:span text:style-name="T1"><text:s text:c="8"/></text:span></text:span></text:p>
      <text:p text:style-name="Preformatted_20_Text"><text:span text:style-name="Source_20_Text"><text:span text:style-name="T1"><text:s text:c="10"/>&lt;button type="submit" class="redirect-button" formaction="file:///C:/Users/wagne/Desktop/1000/index.html"&gt;Cadastrar&lt;/button&gt;</text:span></text:span></text:p>
      <text:p text:style-name="Preformatted_20_Text"><text:span text:style-name="Source_20_Text"><text:span text:style-name="T1"><text:s text:c="10"/>&lt;button type="submit" class="redirect-button" formaction="file:///C:/Users/wagne/Desktop/1000/index.html"&gt;Cancelar&lt;/button&gt;</text:span></text:span></text:p>
      <text:p text:style-name="Preformatted_20_Text"><text:span text:style-name="Source_20_Text"><text:span text:style-name="T1"><text:s text:c="6"/>&lt;/div&gt;</text:span></text:span></text:p>
      <text:p text:style-name="Preformatted_20_Text"><text:span text:style-name="Source_20_Text"><text:span text:style-name="T1"><text:s text:c="4"/>&lt;/form&gt;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2"/>&lt;/main&gt;</text:span></text:span></text:p>
      <text:p text:style-name="P6"/>
      <text:p text:style-name="Preformatted_20_Text"><text:span text:style-name="Source_20_Text"><text:span text:style-name="T1"><text:s text:c="4"/>&lt;footer&gt;</text:span></text:span></text:p>
      <text:p text:style-name="Preformatted_20_Text"><text:span text:style-name="Source_20_Text"><text:span text:style-name="T1"><text:s text:c="14"/></text:span></text:span></text:p>
      <text:p text:style-name="Preformatted_20_Text"><text:span text:style-name="Source_20_Text"><text:span text:style-name="T1"><text:s text:c="4"/>&lt;/footer&gt;</text:span></text:span></text:p>
      <text:p text:style-name="Preformatted_20_Text"><text:span text:style-name="Source_20_Text"><text:span text:style-name="T1"><text:s text:c="4"/>&lt;/body&gt;</text:span></text:span></text:p>
      <text:p text:style-name="P5"><text:span text:style-name="Source_20_Text"><text:span text:style-name="T1">&lt;/html&gt;</text:span></text:span></text:p>
      <text:p text:style-name="P21">BAIXAR SELENIUM E O DRIVE</text:p>
      <text:p text:style-name="P9">→pip install selenium</text:p>
      <text:p text:style-name="P9">→pip install webdriver-manager</text:p>
      <text:p text:style-name="P9">Primeiro → Sempre anotar o que o caso de teste (Caso de teste comentando no código Enumerado);</text:p>
      <text:p text:style-name="P9">Chave: Teste de Sistema → Caixa Branca → Usabilidade;</text:p>
      <text:p text:style-name="P9">Testes:</text:p>
      <text:list xml:id="list2053742566" text:style-name="L2">
        <text:list-item>
          <text:p text:style-name="P12">Testar se o campo e-mail aceita ser enviado sem estar preenchido;</text:p>
        </text:list-item>
        <text:list-item>
          <text:p text:style-name="P12">Testar se o campo</text:p>
        </text:list-item>
        <text:list-item>
          <text:p text:style-name="P12"><text:soft-page-break/>Testar se o campo e-mail aceita caracteres especiais;</text:p>
        </text:list-item>
        <text:list-item>
          <text:p text:style-name="P12">Testar se o campo password aceita menos que 3 letras e caracteres;</text:p>
        </text:list-item>
        <text:list-item>
          <text:p text:style-name="P12">Testar se o campo password aceita mais que 6 letras e caracteres;</text:p>
        </text:list-item>
        <text:list-item>
          <text:p text:style-name="P12">Testar se o campo password aceita só letras minusculas (com caracteres especiais);</text:p>
        </text:list-item>
        <text:list-item>
          <text:p text:style-name="P12">Testar se o campo password aceita só letras maiusculas (com caracteres especiais);</text:p>
        </text:list-item>
        <text:list-item>
          <text:p text:style-name="P12">Testar se o campo password aceita só letras minusculas sem caracteres especiais;</text:p>
        </text:list-item>
        <text:list-item>
          <text:p text:style-name="P12">Testar se o campo password aceita só letras maiusculas sem caracteres especiais;</text:p>
        </text:list-item>
        <text:list-item>
          <text:p text:style-name="P12">Testar se o campo password aceita só caracteres especiais;</text:p>
        </text:list-item>
      </text:list>
      <text:h text:style-name="P4" text:outline-level="2">USABILIDADE:</text:h>
      <text:p text:style-name="P9">Usabilidade e QA (Quality Assurance) estão intimamente ligados no desenvolvimento de software e produtos digitais.</text:p>
      <text:p text:style-name="Text_20_body"><text:span text:style-name="Strong_20_Emphasis"><text:span text:style-name="T1">QA garante que o produto seja de alta qualidade, enquanto a usabilidade assegura que o produto seja fácil e intuitivo de usar</text:span></text:span></text:p>
      <text:p text:style-name="P9">. Testes de usabilidade, que fazem parte do QA, avaliam como os usuários interagem com o produto e identificam problemas que afetam a experiência do usuário.</text:p>
      <text:p text:style-name="Text_20_body"><text:span text:style-name="Strong_20_Emphasis"><text:span text:style-name="T1">Elaboração:</text:span></text:span></text:p>
      <text:list xml:id="list391491673" text:style-name="L3">
        <text:list-item>
          <text:p text:style-name="P13">**Usabilidade:**Refere-se à facilidade com que um usuário pode interagir com um produto para atingir seus objetivos de forma eficaz, eficiente e satisfatória. É um fator crucial para a experiência do usuário (UX) e a satisfação do cliente. </text:p>
        </text:list-item>
        <text:list-item>
          <text:p text:style-name="P13">**QA (Quality Assurance):**É um processo sistemático que garante que um produto ou serviço atenda aos padrões de qualidade estabelecidos. No desenvolvimento de software, QA inclui testes para identificar e corrigir defeitos antes do lançamento. </text:p>
        </text:list-item>
        <text:list-item>
          <text:p text:style-name="P13"><text:soft-page-break/>**Testes de Usabilidade:**São uma forma de QA que avalia a facilidade de uso do produto por usuários reais. Envolvem a observação dos usuários enquanto eles interagem com o produto, identificando problemas de usabilidade, como erros, dificuldades de navegação e falta de clareza. </text:p>
        </text:list-item>
        <text:list-item>
          <text:p text:style-name="P13">**A Importância da Integração:**A integração da usabilidade com o QA é essencial para garantir produtos que sejam não apenas funcionais, mas também fáceis de usar e que proporcionem uma experiência positiva ao usuário. </text:p>
        </text:list-item>
        <text:list-item>
          <text:p text:style-name="P14">**Exemplos:**Ao testar a usabilidade de um site, um profissional de QA pode observar se os usuários conseguem encontrar as informações que precisam, se a navegação é intuitiva e se os elementos da interface são fáceis de entender. </text:p>
        </text:list-item>
      </text:list>
      <text:p text:style-name="P9">Em resumo: A usabilidade é um atributo da qualidade que o QA se preocupa em garantir, através de testes e análises que visam melhorar a experiência do usuário.</text:p>
      <text:p text:style-name="Text_20_body"><text:a xlink:type="simple" xlink:href="attachment:b21e201e-3bb6-4078-b9de-3f88bd5c42c5:projetoteste.zip" text:style-name="Internet_20_link" text:visited-style-name="Visited_20_Internet_20_Link"><text:span text:style-name="T1">projetoteste.zip</text:span></text:a></text:p>
      <text:p text:style-name="Preformatted_20_Text"><text:span text:style-name="Source_20_Text"><text:span text:style-name="T1">from selenium import webdriver</text:span></text:span></text:p>
      <text:p text:style-name="Preformatted_20_Text"><text:span text:style-name="Source_20_Text"><text:span text:style-name="T1">from selenium.webdriver.chrome.service import Service</text:span></text:span></text:p>
      <text:p text:style-name="Preformatted_20_Text"><text:span text:style-name="Source_20_Text"><text:span text:style-name="T1">from webdriver_manager.chrome import ChromeDriverManager</text:span></text:span></text:p>
      <text:p text:style-name="Preformatted_20_Text"><text:span text:style-name="Source_20_Text"><text:span text:style-name="T1">from [selenium.webdriver.common.by](&lt;http://selenium.webdriver.common.by/&gt;) import By</text:span></text:span></text:p>
      <text:p text:style-name="Preformatted_20_Text"><text:span text:style-name="Source_20_Text"><text:span text:style-name="T1">from selenium.webdriver import ActionChains</text:span></text:span></text:p>
      <text:p text:style-name="Preformatted_20_Text"><text:span text:style-name="Source_20_Text"><text:span text:style-name="T1">import time</text:span></text:span></text:p>
      <text:p text:style-name="P6"/>
      <text:p text:style-name="Preformatted_20_Text"><text:span text:style-name="Source_20_Text"><text:span text:style-name="T1"># Configura o serviço do navegador</text:span></text:span></text:p>
      <text:p text:style-name="Preformatted_20_Text"><text:span text:style-name="Source_20_Text"><text:span text:style-name="T1">servico = Service(ChromeDriverManager().install())</text:span></text:span></text:p>
      <text:p text:style-name="Preformatted_20_Text"><text:span text:style-name="Source_20_Text"><text:span text:style-name="T1">navegador = webdriver.Chrome(service=servico)</text:span></text:span></text:p>
      <text:p text:style-name="P6"/>
      <text:p text:style-name="Preformatted_20_Text"><text:span text:style-name="Source_20_Text"><text:span text:style-name="T1"># Acesse o arquivo HTML local</text:span></text:span></text:p>
      <text:p text:style-name="Preformatted_20_Text"><text:span text:style-name="Source_20_Text"><text:span text:style-name="T1">navegador.get("&lt;http://127.0.0.1:5500/1000/index.html&gt;")</text:span></text:span></text:p>
      <text:p text:style-name="P6"/>
      <text:p text:style-name="Preformatted_20_Text"><text:span text:style-name="Source_20_Text"><text:span text:style-name="T1">for i in range(11):</text:span></text:span></text:p>
      <text:p text:style-name="Preformatted_20_Text"><text:span text:style-name="Source_20_Text"><text:span text:style-name="T1"><text:s text:c="4"/># Encontre o campo de texto e limpe-o</text:span></text:span></text:p>
      <text:p text:style-name="Preformatted_20_Text"><text:span text:style-name="Source_20_Text"><text:span text:style-name="T1"><text:s text:c="4"/>campo = navegador.find_element(By.XPATH, '//*[@id="name"]')</text:span></text:span></text:p>
      <text:p text:style-name="Preformatted_20_Text"><text:span text:style-name="Source_20_Text"><text:span text:style-name="T1"><text:s text:c="4"/>campo.clear() <text:s/># Limpa o campo antes de digitar</text:span></text:span></text:p>
      <text:p text:style-name="P6"/>
      <text:p text:style-name="Preformatted_20_Text"><text:soft-page-break/><text:span text:style-name="Source_20_Text"><text:span text:style-name="T1"><text:s text:c="4"/># Digita no campo com um pequeno atraso entre as teclas</text:span></text:span></text:p>
      <text:p text:style-name="Preformatted_20_Text"><text:span text:style-name="Source_20_Text"><text:span text:style-name="T1"><text:s text:c="4"/>nome = "Maria Luisa Silva"</text:span></text:span></text:p>
      <text:p text:style-name="Preformatted_20_Text"><text:span text:style-name="Source_20_Text"><text:span text:style-name="T1"><text:s text:c="4"/>campo.send_keys(nome)</text:span></text:span></text:p>
      <text:p text:style-name="Preformatted_20_Text"><text:span text:style-name="Source_20_Text"><text:span text:style-name="T1"><text:s text:c="4"/>time.sleep(0.5)</text:span></text:span></text:p>
      <text:p text:style-name="Preformatted_20_Text"><text:span text:style-name="Source_20_Text"><text:span text:style-name="T1"><text:s text:c="4"/>campo.clear() <text:s/># Limpa o campo antes de digitar</text:span></text:span></text:p>
      <text:p text:style-name="Preformatted_20_Text"><text:span text:style-name="Source_20_Text"><text:span text:style-name="T1"><text:s text:c="4"/>nome = ""</text:span></text:span></text:p>
      <text:p text:style-name="Preformatted_20_Text"><text:span text:style-name="Source_20_Text"><text:span text:style-name="T1"><text:s text:c="4"/>campo.send_keys(nome)</text:span></text:span></text:p>
      <text:p text:style-name="Preformatted_20_Text"><text:span text:style-name="Source_20_Text"><text:span text:style-name="T1"><text:s text:c="4"/>time.sleep(0.5)</text:span></text:span></text:p>
      <text:p text:style-name="P6"/>
      <text:p text:style-name="Preformatted_20_Text"><text:span text:style-name="Source_20_Text"><text:span text:style-name="T1"><text:s text:c="4"/># Encontre o botão e clique</text:span></text:span></text:p>
      <text:p text:style-name="Preformatted_20_Text"><text:span text:style-name="Source_20_Text"><text:span text:style-name="T1"><text:s text:c="4"/>clickable = navegador.find_element(By.XPATH, '/html/body/main/form/button[1]')</text:span></text:span></text:p>
      <text:p text:style-name="Preformatted_20_Text"><text:span text:style-name="Source_20_Text"><text:span text:style-name="T1"><text:s text:c="4"/>actions = ActionChains(navegador)</text:span></text:span></text:p>
      <text:p text:style-name="P5"><text:span text:style-name="Source_20_Text"><text:span text:style-name="T1"><text:s text:c="4"/>actions.click(clickable).perform()</text:span></text:span></text:p>
      <text:h text:style-name="P2" text:outline-level="1">TESTES DO PROJETO DO 2 CICLO:</text:h>
      <text:h text:style-name="P4" text:outline-level="2">1 AUTOMAÇÃO</text:h>
      <text:p text:style-name="Preformatted_20_Text"><text:span text:style-name="Source_20_Text"><text:span text:style-name="T1">from selenium import webdriver</text:span></text:span></text:p>
      <text:p text:style-name="Preformatted_20_Text"><text:span text:style-name="Source_20_Text"><text:span text:style-name="T1">from selenium.webdriver.chrome.service import Service</text:span></text:span></text:p>
      <text:p text:style-name="Preformatted_20_Text"><text:span text:style-name="Source_20_Text"><text:span text:style-name="T1">from webdriver_manager.chrome import ChromeDriverManager</text:span></text:span></text:p>
      <text:p text:style-name="Preformatted_20_Text"><text:span text:style-name="Source_20_Text"><text:span text:style-name="T1">from selenium.webdriver.common.by import By</text:span></text:span></text:p>
      <text:p text:style-name="Preformatted_20_Text"><text:span text:style-name="Source_20_Text"><text:span text:style-name="T1">from selenium.webdriver import ActionChains</text:span></text:span></text:p>
      <text:p text:style-name="Preformatted_20_Text"><text:span text:style-name="Source_20_Text"><text:span text:style-name="T1">from selenium.webdriver.support.ui import WebDriverWait</text:span></text:span></text:p>
      <text:p text:style-name="Preformatted_20_Text"><text:span text:style-name="Source_20_Text"><text:span text:style-name="T1">from selenium.webdriver.support import expected_conditions as EC</text:span></text:span></text:p>
      <text:p text:style-name="Preformatted_20_Text"><text:span text:style-name="Source_20_Text"><text:span text:style-name="T1">import time</text:span></text:span></text:p>
      <text:p text:style-name="Preformatted_20_Text"><text:span text:style-name="Source_20_Text"><text:span text:style-name="T1">import logging</text:span></text:span></text:p>
      <text:p text:style-name="P6"/>
      <text:p text:style-name="Preformatted_20_Text"><text:span text:style-name="Source_20_Text"><text:span text:style-name="T1"># Configura o logging</text:span></text:span></text:p>
      <text:p text:style-name="Preformatted_20_Text"><text:span text:style-name="Source_20_Text"><text:span text:style-name="T1">logging.basicConfig(level=logging.INFO)</text:span></text:span></text:p>
      <text:p text:style-name="P6"/>
      <text:p text:style-name="Preformatted_20_Text"><text:span text:style-name="Source_20_Text"><text:span text:style-name="T1"># Função para esperar e fechar o alert</text:span></text:span></text:p>
      <text:p text:style-name="Preformatted_20_Text"><text:span text:style-name="Source_20_Text"><text:span text:style-name="T1"><text:s/>try:</text:span></text:span></text:p>
      <text:p text:style-name="Preformatted_20_Text"><text:span text:style-name="Source_20_Text"><text:span text:style-name="T1"><text:s text:c="8"/>WebDriverWait(driver, 2).until(EC.alert_is_present())</text:span></text:span></text:p>
      <text:p text:style-name="Preformatted_20_Text"><text:span text:style-name="Source_20_Text"><text:span text:style-name="T1"><text:s text:c="8"/>alert = driver.switch_to.alert</text:span></text:span></text:p>
      <text:p text:style-name="Preformatted_20_Text"><text:span text:style-name="Source_20_Text"><text:span text:style-name="T1"><text:s text:c="8"/>logging.info(f"Alert encontrado: {alert.text}")</text:span></text:span></text:p>
      <text:p text:style-name="Preformatted_20_Text"><text:span text:style-name="Source_20_Text"><text:span text:style-name="T1"><text:s text:c="8"/>alert.accept()</text:span></text:span></text:p>
      <text:p text:style-name="Preformatted_20_Text"><text:span text:style-name="Source_20_Text"><text:span text:style-name="T1"><text:s text:c="8"/>logging.info("O Alert foi aceito.")</text:span></text:span></text:p>
      <text:p text:style-name="Preformatted_20_Text"><text:span text:style-name="Source_20_Text"><text:span text:style-name="T1"><text:s text:c="4"/>except:</text:span></text:span></text:p>
      <text:p text:style-name="Preformatted_20_Text"><text:span text:style-name="Source_20_Text"><text:span text:style-name="T1"><text:s text:c="8"/>pass <text:s/># Nenhum alert encontrado</text:span></text:span></text:p>
      <text:p text:style-name="P6"/>
      <text:p text:style-name="Preformatted_20_Text"><text:soft-page-break/><text:span text:style-name="Source_20_Text"><text:span text:style-name="T1"># Configura o serviço do navegador</text:span></text:span></text:p>
      <text:p text:style-name="Preformatted_20_Text"><text:span text:style-name="Source_20_Text"><text:span text:style-name="T1">servico = Service(ChromeDriverManager().install())</text:span></text:span></text:p>
      <text:p text:style-name="Preformatted_20_Text"><text:span text:style-name="Source_20_Text"><text:span text:style-name="T1">navegador = webdriver.Chrome(service=servico)</text:span></text:span></text:p>
      <text:p text:style-name="P6"/>
      <text:p text:style-name="Preformatted_20_Text"><text:span text:style-name="Source_20_Text"><text:span text:style-name="T1"># Acessa o arquivo HTML local</text:span></text:span></text:p>
      <text:p text:style-name="Preformatted_20_Text"><text:span text:style-name="Source_20_Text"><text:span text:style-name="T1">navegador.get("file:///home/luisa/Documentos/Faculdade/3%20periodo/Teste%20-%20Manuten%C3%A7%C3%A3o%20e%20An%C3%A1lise%20de%20Sistemas/Projeto/Projeto02/projetoteste/login.html")</text:span></text:span></text:p>
      <text:p text:style-name="P6"/>
      <text:p text:style-name="Preformatted_20_Text"><text:span text:style-name="Source_20_Text"><text:span text:style-name="T1"># Teste 1 - Testar se o campo senha aceita ser enviado vázio</text:span></text:span></text:p>
      <text:p text:style-name="Preformatted_20_Text"><text:span text:style-name="Source_20_Text"><text:span text:style-name="T1">campo = navegador.find_element(By.XPATH, '//*[@id="email"]')</text:span></text:span></text:p>
      <text:p text:style-name="Preformatted_20_Text"><text:span text:style-name="Source_20_Text"><text:span text:style-name="T1">campo.clear()</text:span></text:span></text:p>
      <text:p text:style-name="Preformatted_20_Text"><text:span text:style-name="Source_20_Text"><text:span text:style-name="T1">email = "Test123@gmail.com"</text:span></text:span></text:p>
      <text:p text:style-name="Preformatted_20_Text"><text:span text:style-name="Source_20_Text"><text:span text:style-name="T1">campo.send_keys(email)</text:span></text:span></text:p>
      <text:p text:style-name="Preformatted_20_Text"><text:span text:style-name="Source_20_Text"><text:span text:style-name="T1">time.sleep(2)</text:span></text:span></text:p>
      <text:p text:style-name="Preformatted_20_Text"><text:span text:style-name="Source_20_Text"><text:span text:style-name="T1">logging.info(f"Teste1. E-mail inserido {email}.") #</text:span></text:span></text:p>
      <text:p text:style-name="P6"/>
      <text:p text:style-name="Preformatted_20_Text"><text:span text:style-name="Source_20_Text"><text:span text:style-name="T1">campo_senha = navegador.find_element(By.XPATH, '//*[@id="password"]')</text:span></text:span></text:p>
      <text:p text:style-name="Preformatted_20_Text"><text:span text:style-name="Source_20_Text"><text:span text:style-name="T1">senha = "" </text:span></text:span></text:p>
      <text:p text:style-name="Preformatted_20_Text"><text:span text:style-name="Source_20_Text"><text:span text:style-name="T1">campo_senha.send_keys(senha)</text:span></text:span></text:p>
      <text:p text:style-name="Preformatted_20_Text"><text:span text:style-name="Source_20_Text"><text:span text:style-name="T1">time.sleep(3)</text:span></text:span></text:p>
      <text:p text:style-name="Preformatted_20_Text"><text:span text:style-name="Source_20_Text"><text:span text:style-name="T1">logging.info(f"Teste1. Senha inserida: '{senha}' (Vazia).")</text:span></text:span></text:p>
      <text:p text:style-name="P6"/>
      <text:p text:style-name="Preformatted_20_Text"><text:span text:style-name="Source_20_Text"><text:span text:style-name="T1">clickable = navegador.find_element(By.XPATH, '//*[@id="loginForm"]/div[3]/button')</text:span></text:span></text:p>
      <text:p text:style-name="Preformatted_20_Text"><text:span text:style-name="Source_20_Text"><text:span text:style-name="T1">ActionChains(navegador).click(clickable).perform()</text:span></text:span></text:p>
      <text:p text:style-name="P6"/>
      <text:p text:style-name="Preformatted_20_Text"><text:span text:style-name="Source_20_Text"><text:span text:style-name="T1">time.sleep(2)</text:span></text:span></text:p>
      <text:p text:style-name="Preformatted_20_Text"><text:span text:style-name="Source_20_Text"><text:span text:style-name="T1">navegador.refresh()</text:span></text:span></text:p>
      <text:p text:style-name="Preformatted_20_Text"><text:span text:style-name="Source_20_Text"><text:span text:style-name="T1">time.sleep(2)</text:span></text:span></text:p>
      <text:p text:style-name="P6"/>
      <text:p text:style-name="Preformatted_20_Text"><text:span text:style-name="Source_20_Text"><text:span text:style-name="T1"># Teste 2</text:span></text:span></text:p>
      <text:p text:style-name="Preformatted_20_Text"><text:span text:style-name="Source_20_Text"><text:span text:style-name="T1">campo = navegador.find_element(By.XPATH, '//*[@id="email"]')</text:span></text:span></text:p>
      <text:p text:style-name="Preformatted_20_Text"><text:span text:style-name="Source_20_Text"><text:span text:style-name="T1">campo.clear()</text:span></text:span></text:p>
      <text:p text:style-name="Preformatted_20_Text"><text:span text:style-name="Source_20_Text"><text:span text:style-name="T1">email = "Teste@"</text:span></text:span></text:p>
      <text:p text:style-name="Preformatted_20_Text"><text:span text:style-name="Source_20_Text"><text:span text:style-name="T1">campo.send_keys(email)</text:span></text:span></text:p>
      <text:p text:style-name="Preformatted_20_Text"><text:span text:style-name="Source_20_Text"><text:span text:style-name="T1">time.sleep(2)</text:span></text:span></text:p>
      <text:p text:style-name="Preformatted_20_Text"><text:span text:style-name="Source_20_Text"><text:span text:style-name="T1">logging.info(f"Teste2. E-mail inserido '{email}' (Inválido, sem domínio).")</text:span></text:span></text:p>
      <text:p text:style-name="P6"/>
      <text:p text:style-name="Preformatted_20_Text"><text:span text:style-name="Source_20_Text"><text:span text:style-name="T1">campo_senha = navegador.find_element(By.XPATH, '//*[@id="password"]')</text:span></text:span></text:p>
      <text:p text:style-name="Preformatted_20_Text"><text:soft-page-break/><text:span text:style-name="Source_20_Text"><text:span text:style-name="T1">senha = "@9A9b"</text:span></text:span></text:p>
      <text:p text:style-name="Preformatted_20_Text"><text:span text:style-name="Source_20_Text"><text:span text:style-name="T1">campo_senha.send_keys(senha)</text:span></text:span></text:p>
      <text:p text:style-name="Preformatted_20_Text"><text:span text:style-name="Source_20_Text"><text:span text:style-name="T1">time.sleep(3)</text:span></text:span></text:p>
      <text:p text:style-name="Preformatted_20_Text"><text:span text:style-name="Source_20_Text"><text:span text:style-name="T1">logging.info(f"Teste2. Senha inserida: {senha}.")</text:span></text:span></text:p>
      <text:p text:style-name="P6"/>
      <text:p text:style-name="Preformatted_20_Text"><text:span text:style-name="Source_20_Text"><text:span text:style-name="T1">clickable = navegador.find_element(By.XPATH, '//*[@id="loginForm"]/div[3]/button')</text:span></text:span></text:p>
      <text:p text:style-name="Preformatted_20_Text"><text:span text:style-name="Source_20_Text"><text:span text:style-name="T1">ActionChains(navegador).click(clickable).perform()</text:span></text:span></text:p>
      <text:p text:style-name="P6"/>
      <text:p text:style-name="Preformatted_20_Text"><text:span text:style-name="Source_20_Text"><text:span text:style-name="T1">time.sleep(2)</text:span></text:span></text:p>
      <text:p text:style-name="Preformatted_20_Text"><text:span text:style-name="Source_20_Text"><text:span text:style-name="T1">navegador.refresh()</text:span></text:span></text:p>
      <text:p text:style-name="Preformatted_20_Text"><text:span text:style-name="Source_20_Text"><text:span text:style-name="T1">time.sleep(2)</text:span></text:span></text:p>
      <text:p text:style-name="P6"/>
      <text:p text:style-name="Preformatted_20_Text"><text:span text:style-name="Source_20_Text"><text:span text:style-name="T1"># Teste 3</text:span></text:span></text:p>
      <text:p text:style-name="Preformatted_20_Text"><text:span text:style-name="Source_20_Text"><text:span text:style-name="T1">campo = navegador.find_element(By.XPATH, '//*[@id="email"]')</text:span></text:span></text:p>
      <text:p text:style-name="Preformatted_20_Text"><text:span text:style-name="Source_20_Text"><text:span text:style-name="T1">campo.clear()</text:span></text:span></text:p>
      <text:p text:style-name="Preformatted_20_Text"><text:span text:style-name="Source_20_Text"><text:span text:style-name="T1">email = "Teste@a.a"</text:span></text:span></text:p>
      <text:p text:style-name="Preformatted_20_Text"><text:span text:style-name="Source_20_Text"><text:span text:style-name="T1">campo.send_keys(email)</text:span></text:span></text:p>
      <text:p text:style-name="Preformatted_20_Text"><text:span text:style-name="Source_20_Text"><text:span text:style-name="T1">time.sleep(2)</text:span></text:span></text:p>
      <text:p text:style-name="Preformatted_20_Text"><text:span text:style-name="Source_20_Text"><text:span text:style-name="T1">logging.info(f"Teste3. E-mail inserido '{email}' (Inválido, o domínio não é válido).")</text:span></text:span></text:p>
      <text:p text:style-name="P6"/>
      <text:p text:style-name="Preformatted_20_Text"><text:span text:style-name="Source_20_Text"><text:span text:style-name="T1">campo_senha = navegador.find_element(By.XPATH, '//*[@id="password"]')</text:span></text:span></text:p>
      <text:p text:style-name="Preformatted_20_Text"><text:span text:style-name="Source_20_Text"><text:span text:style-name="T1">senha = "8@9A9b"</text:span></text:span></text:p>
      <text:p text:style-name="Preformatted_20_Text"><text:span text:style-name="Source_20_Text"><text:span text:style-name="T1">campo_senha.send_keys(senha)</text:span></text:span></text:p>
      <text:p text:style-name="Preformatted_20_Text"><text:span text:style-name="Source_20_Text"><text:span text:style-name="T1">time.sleep(3)</text:span></text:span></text:p>
      <text:p text:style-name="Preformatted_20_Text"><text:span text:style-name="Source_20_Text"><text:span text:style-name="T1">logging.info(f"Teste3. Senha inserida: {senha}.")</text:span></text:span></text:p>
      <text:p text:style-name="P6"/>
      <text:p text:style-name="Preformatted_20_Text"><text:span text:style-name="Source_20_Text"><text:span text:style-name="T1">clickable = navegador.find_element(By.XPATH, '//*[@id="loginForm"]/div[3]/button')</text:span></text:span></text:p>
      <text:p text:style-name="Preformatted_20_Text"><text:span text:style-name="Source_20_Text"><text:span text:style-name="T1">ActionChains(navegador).click(clickable).perform()</text:span></text:span></text:p>
      <text:p text:style-name="P6"/>
      <text:p text:style-name="Preformatted_20_Text"><text:span text:style-name="Source_20_Text"><text:span text:style-name="T1">#Espera o alert</text:span></text:span></text:p>
      <text:p text:style-name="Preformatted_20_Text"><text:span text:style-name="Source_20_Text"><text:span text:style-name="T1">fecharAlert(navegador)</text:span></text:span></text:p>
      <text:p text:style-name="P6"/>
      <text:p text:style-name="Preformatted_20_Text"><text:span text:style-name="Source_20_Text"><text:span text:style-name="T1">time.sleep(2)</text:span></text:span></text:p>
      <text:p text:style-name="Preformatted_20_Text"><text:span text:style-name="Source_20_Text"><text:span text:style-name="T1">navegador.refresh()</text:span></text:span></text:p>
      <text:p text:style-name="Preformatted_20_Text"><text:span text:style-name="Source_20_Text"><text:span text:style-name="T1">time.sleep(2)</text:span></text:span></text:p>
      <text:p text:style-name="P6"/>
      <text:p text:style-name="Preformatted_20_Text"><text:span text:style-name="Source_20_Text"><text:span text:style-name="T1"># Teste 4 - Testar se o campo email é válido com caracteres especiais</text:span></text:span></text:p>
      <text:p text:style-name="Preformatted_20_Text"><text:span text:style-name="Source_20_Text"><text:span text:style-name="T1">campo = navegador.find_element(By.XPATH, '//*[@id="email"]')</text:span></text:span></text:p>
      <text:p text:style-name="Preformatted_20_Text"><text:soft-page-break/><text:span text:style-name="Source_20_Text"><text:span text:style-name="T1">campo.clear()</text:span></text:span></text:p>
      <text:p text:style-name="Preformatted_20_Text"><text:span text:style-name="Source_20_Text"><text:span text:style-name="T1">email = "Tes&amp;´te@gmail.com"</text:span></text:span></text:p>
      <text:p text:style-name="Preformatted_20_Text"><text:span text:style-name="Source_20_Text"><text:span text:style-name="T1">campo.send_keys(email)</text:span></text:span></text:p>
      <text:p text:style-name="Preformatted_20_Text"><text:span text:style-name="Source_20_Text"><text:span text:style-name="T1">time.sleep(2)</text:span></text:span></text:p>
      <text:p text:style-name="Preformatted_20_Text"><text:span text:style-name="Source_20_Text"><text:span text:style-name="T1">logging.info(f"Teste4. E-mail inserido '{email}' (Inválido, contém caracteres especiais).")</text:span></text:span></text:p>
      <text:p text:style-name="P6"/>
      <text:p text:style-name="Preformatted_20_Text"><text:span text:style-name="Source_20_Text"><text:span text:style-name="T1">campo_senha = navegador.find_element(By.XPATH, '//*[@id="password"]')</text:span></text:span></text:p>
      <text:p text:style-name="Preformatted_20_Text"><text:span text:style-name="Source_20_Text"><text:span text:style-name="T1">senha = "8@9A9b"</text:span></text:span></text:p>
      <text:p text:style-name="Preformatted_20_Text"><text:span text:style-name="Source_20_Text"><text:span text:style-name="T1">campo_senha.send_keys(senha)</text:span></text:span></text:p>
      <text:p text:style-name="Preformatted_20_Text"><text:span text:style-name="Source_20_Text"><text:span text:style-name="T1">time.sleep(3)</text:span></text:span></text:p>
      <text:p text:style-name="Preformatted_20_Text"><text:span text:style-name="Source_20_Text"><text:span text:style-name="T1">logging.info(f"Teste4. Senha inserida: {senha}.")</text:span></text:span></text:p>
      <text:p text:style-name="P6"/>
      <text:p text:style-name="Preformatted_20_Text"><text:span text:style-name="Source_20_Text"><text:span text:style-name="T1">clickable = navegador.find_element(By.XPATH, '//*[@id="loginForm"]/div[3]/button')</text:span></text:span></text:p>
      <text:p text:style-name="Preformatted_20_Text"><text:span text:style-name="Source_20_Text"><text:span text:style-name="T1">ActionChains(navegador).click(clickable).perform()</text:span></text:span></text:p>
      <text:p text:style-name="P6"/>
      <text:p text:style-name="Preformatted_20_Text"><text:span text:style-name="Source_20_Text"><text:span text:style-name="T1"># Espera o alert</text:span></text:span></text:p>
      <text:p text:style-name="Preformatted_20_Text"><text:span text:style-name="Source_20_Text"><text:span text:style-name="T1">fecharAlert(navegador)</text:span></text:span></text:p>
      <text:p text:style-name="P6"/>
      <text:p text:style-name="Preformatted_20_Text"><text:span text:style-name="Source_20_Text"><text:span text:style-name="T1">time.sleep(2)</text:span></text:span></text:p>
      <text:p text:style-name="Preformatted_20_Text"><text:span text:style-name="Source_20_Text"><text:span text:style-name="T1">navegador.refresh()</text:span></text:span></text:p>
      <text:p text:style-name="Preformatted_20_Text"><text:span text:style-name="Source_20_Text"><text:span text:style-name="T1">time.sleep(2)</text:span></text:span></text:p>
      <text:p text:style-name="P6"/>
      <text:p text:style-name="Preformatted_20_Text"><text:span text:style-name="Source_20_Text"><text:span text:style-name="T1"># Teste 5 - Testar se o campo senha aceita ser enviado com o tamanho de caracteres acima do limite</text:span></text:span></text:p>
      <text:p text:style-name="Preformatted_20_Text"><text:span text:style-name="Source_20_Text"><text:span text:style-name="T1">campo = navegador.find_element(By.XPATH, '//*[@id="email"]')</text:span></text:span></text:p>
      <text:p text:style-name="Preformatted_20_Text"><text:span text:style-name="Source_20_Text"><text:span text:style-name="T1">campo.clear()</text:span></text:span></text:p>
      <text:p text:style-name="Preformatted_20_Text"><text:span text:style-name="Source_20_Text"><text:span text:style-name="T1">email = "Teste@gmail.com"</text:span></text:span></text:p>
      <text:p text:style-name="Preformatted_20_Text"><text:span text:style-name="Source_20_Text"><text:span text:style-name="T1">campo.send_keys(email)</text:span></text:span></text:p>
      <text:p text:style-name="Preformatted_20_Text"><text:span text:style-name="Source_20_Text"><text:span text:style-name="T1">time.sleep(2)</text:span></text:span></text:p>
      <text:p text:style-name="Preformatted_20_Text"><text:span text:style-name="Source_20_Text"><text:span text:style-name="T1">logging.info(f"Teste5. E-mail inserido '{email}' (Email não válido).")</text:span></text:span></text:p>
      <text:p text:style-name="P6"/>
      <text:p text:style-name="Preformatted_20_Text"><text:span text:style-name="Source_20_Text"><text:span text:style-name="T1">campo_senha = navegador.find_element(By.XPATH, '//*[@id="password"]')</text:span></text:span></text:p>
      <text:p text:style-name="Preformatted_20_Text"><text:span text:style-name="Source_20_Text"><text:span text:style-name="T1">senha = "8@Ahj8b"</text:span></text:span></text:p>
      <text:p text:style-name="Preformatted_20_Text"><text:span text:style-name="Source_20_Text"><text:span text:style-name="T1">campo_senha.send_keys(senha)</text:span></text:span></text:p>
      <text:p text:style-name="Preformatted_20_Text"><text:span text:style-name="Source_20_Text"><text:span text:style-name="T1">time.sleep(3)</text:span></text:span></text:p>
      <text:p text:style-name="Preformatted_20_Text"><text:span text:style-name="Source_20_Text"><text:span text:style-name="T1">logging.info(f"Teste5. Senha inserida: '{senha}' (Quantidade de caracteres acima do limite).")</text:span></text:span></text:p>
      <text:p text:style-name="P6"/>
      <text:p text:style-name="Preformatted_20_Text"><text:soft-page-break/><text:span text:style-name="Source_20_Text"><text:span text:style-name="T1">clickable = navegador.find_element(By.XPATH, '//*[@id="loginForm"]/div[3]/button')</text:span></text:span></text:p>
      <text:p text:style-name="Preformatted_20_Text"><text:span text:style-name="Source_20_Text"><text:span text:style-name="T1">ActionChains(navegador).click(clickable).perform()</text:span></text:span></text:p>
      <text:p text:style-name="P6"/>
      <text:p text:style-name="Preformatted_20_Text"><text:span text:style-name="Source_20_Text"><text:span text:style-name="T1">#Espera o Alert</text:span></text:span></text:p>
      <text:p text:style-name="Preformatted_20_Text"><text:span text:style-name="Source_20_Text"><text:span text:style-name="T1">fecharAlert(navegador)</text:span></text:span></text:p>
      <text:p text:style-name="P6"/>
      <text:p text:style-name="Preformatted_20_Text"><text:span text:style-name="Source_20_Text"><text:span text:style-name="T1">time.sleep(2)</text:span></text:span></text:p>
      <text:p text:style-name="Preformatted_20_Text"><text:span text:style-name="Source_20_Text"><text:span text:style-name="T1">navegador.refresh()</text:span></text:span></text:p>
      <text:p text:style-name="Preformatted_20_Text"><text:span text:style-name="Source_20_Text"><text:span text:style-name="T1">time.sleep(2)</text:span></text:span></text:p>
      <text:p text:style-name="P6"/>
      <text:p text:style-name="Preformatted_20_Text"><text:span text:style-name="Source_20_Text"><text:span text:style-name="T1"># Teste 6 - Testar o nos campos o email e a senha correta</text:span></text:span></text:p>
      <text:p text:style-name="Preformatted_20_Text"><text:span text:style-name="Source_20_Text"><text:span text:style-name="T1">campo = navegador.find_element(By.XPATH, '//*[@id="email"]')</text:span></text:span></text:p>
      <text:p text:style-name="Preformatted_20_Text"><text:span text:style-name="Source_20_Text"><text:span text:style-name="T1">campo.clear()</text:span></text:span></text:p>
      <text:p text:style-name="Preformatted_20_Text"><text:span text:style-name="Source_20_Text"><text:span text:style-name="T1">email = "teste@email.com"</text:span></text:span></text:p>
      <text:p text:style-name="Preformatted_20_Text"><text:span text:style-name="Source_20_Text"><text:span text:style-name="T1">campo.send_keys(email)</text:span></text:span></text:p>
      <text:p text:style-name="Preformatted_20_Text"><text:span text:style-name="Source_20_Text"><text:span text:style-name="T1">time.sleep(2)</text:span></text:span></text:p>
      <text:p text:style-name="Preformatted_20_Text"><text:span text:style-name="Source_20_Text"><text:span text:style-name="T1">logging.info(f"Teste6. E-mail inserido '{email}' (Com sucesso).")</text:span></text:span></text:p>
      <text:p text:style-name="P6"/>
      <text:p text:style-name="Preformatted_20_Text"><text:span text:style-name="Source_20_Text"><text:span text:style-name="T1">campo_senha = navegador.find_element(By.XPATH, '//*[@id="password"]')</text:span></text:span></text:p>
      <text:p text:style-name="Preformatted_20_Text"><text:span text:style-name="Source_20_Text"><text:span text:style-name="T1">senha = "1@Bc"</text:span></text:span></text:p>
      <text:p text:style-name="Preformatted_20_Text"><text:span text:style-name="Source_20_Text"><text:span text:style-name="T1">campo_senha.send_keys(senha)</text:span></text:span></text:p>
      <text:p text:style-name="Preformatted_20_Text"><text:span text:style-name="Source_20_Text"><text:span text:style-name="T1">time.sleep(3)</text:span></text:span></text:p>
      <text:p text:style-name="Preformatted_20_Text"><text:span text:style-name="Source_20_Text"><text:span text:style-name="T1">logging.info(f"Teste6. Senha inserida: '{senha}' (Com sucesso).")</text:span></text:span></text:p>
      <text:p text:style-name="P6"/>
      <text:p text:style-name="Preformatted_20_Text"><text:span text:style-name="Source_20_Text"><text:span text:style-name="T1">clickable = navegador.find_element(By.XPATH, '//*[@id="loginForm"]/div[3]/button')</text:span></text:span></text:p>
      <text:p text:style-name="Preformatted_20_Text"><text:span text:style-name="Source_20_Text"><text:span text:style-name="T1">ActionChains(navegador).click(clickable).perform()</text:span></text:span></text:p>
      <text:p text:style-name="Preformatted_20_Text"><text:span text:style-name="Source_20_Text"><text:span text:style-name="T1">logging.info(f"O botão foi clicado.")</text:span></text:span></text:p>
      <text:p text:style-name="P6"/>
      <text:p text:style-name="Preformatted_20_Text"><text:span text:style-name="Source_20_Text"><text:span text:style-name="T1">#--------------------------------</text:span></text:span></text:p>
      <text:p text:style-name="Preformatted_20_Text"><text:span text:style-name="Source_20_Text"><text:span text:style-name="T1">#RESULTADO DOS INFOS:</text:span></text:span></text:p>
      <text:p text:style-name="Preformatted_20_Text"><text:span text:style-name="Source_20_Text"><text:span text:style-name="T1">#INFO:root:Teste1. E-mail inserido Test123@gmail.com.</text:span></text:span></text:p>
      <text:p text:style-name="Preformatted_20_Text"><text:span text:style-name="Source_20_Text"><text:span text:style-name="T1">#INFO:root:Teste1. Senha inserida: '' (Vazia).</text:span></text:span></text:p>
      <text:p text:style-name="Preformatted_20_Text"><text:span text:style-name="Source_20_Text"><text:span text:style-name="T1">#INFO:root:Teste2. E-mail inserido 'Teste@' (Inválido, sem domínio).</text:span></text:span></text:p>
      <text:p text:style-name="Preformatted_20_Text"><text:span text:style-name="Source_20_Text"><text:span text:style-name="T1">#INFO:root:Teste2. Senha inserida: @9A9b.</text:span></text:span></text:p>
      <text:p text:style-name="Preformatted_20_Text"><text:span text:style-name="Source_20_Text"><text:span text:style-name="T1">#INFO:root:Teste3. E-mail inserido 'Teste@a.a' (Inválido, o domínio não é válido).</text:span></text:span></text:p>
      <text:p text:style-name="Preformatted_20_Text"><text:span text:style-name="Source_20_Text"><text:span text:style-name="T1">#INFO:root:Teste3. Senha inserida: 8@9A9b.</text:span></text:span></text:p>
      <text:p text:style-name="Preformatted_20_Text"><text:span text:style-name="Source_20_Text"><text:span text:style-name="T1">#INFO:root:Alert encontrado: Credenciais inválidas.</text:span></text:span></text:p>
      <text:p text:style-name="Preformatted_20_Text"><text:span text:style-name="Source_20_Text"><text:span text:style-name="T1">#INFO:root:O alert foi aceito.</text:span></text:span></text:p>
      <text:p text:style-name="Preformatted_20_Text"><text:soft-page-break/><text:span text:style-name="Source_20_Text"><text:span text:style-name="T1">#INFO:root:Teste4. E-mail inserido 'Tes&amp;´te@gmail.com' (Inválido, contém caracteres especiais).</text:span></text:span></text:p>
      <text:p text:style-name="Preformatted_20_Text"><text:span text:style-name="Source_20_Text"><text:span text:style-name="T1">#INFO:root:Teste4. Senha inserida: 8@9A9b.</text:span></text:span></text:p>
      <text:p text:style-name="Preformatted_20_Text"><text:span text:style-name="Source_20_Text"><text:span text:style-name="T1">#INFO:root:Alert encontrado: Credenciais inválidas.</text:span></text:span></text:p>
      <text:p text:style-name="Preformatted_20_Text"><text:span text:style-name="Source_20_Text"><text:span text:style-name="T1">#INFO:root:O alert foi aceito.</text:span></text:span></text:p>
      <text:p text:style-name="Preformatted_20_Text"><text:span text:style-name="Source_20_Text"><text:span text:style-name="T1">#INFO:root:Teste5. E-mail inserido 'Teste@gmail.com' (Email não válido).</text:span></text:span></text:p>
      <text:p text:style-name="Preformatted_20_Text"><text:span text:style-name="Source_20_Text"><text:span text:style-name="T1">#INFO:root:Teste5. Senha inserida: '8@Ahj8b' (Quantidade de caracteres acima do limite).</text:span></text:span></text:p>
      <text:p text:style-name="Preformatted_20_Text"><text:span text:style-name="Source_20_Text"><text:span text:style-name="T1">#INFO:root:Teste6. E-mail inserido 'teste@email.com' (Com sucesso).</text:span></text:span></text:p>
      <text:p text:style-name="Preformatted_20_Text"><text:span text:style-name="Source_20_Text"><text:span text:style-name="T1">#INFO:root:Teste6. Senha inserida: '1@Bc' (Com sucesso).</text:span></text:span></text:p>
      <text:p text:style-name="P5"><text:span text:style-name="Source_20_Text"><text:span text:style-name="T1">#INFO:root:O botão foi clicado.</text:span></text:span></text:p>
      <text:p text:style-name="Text_20_body"><text:a xlink:type="simple" xlink:href="attachment:50b98617-48c8-45d9-95a9-63023173a884:Projetopy.ipynb" text:style-name="Internet_20_link" text:visited-style-name="Visited_20_Internet_20_Link"><text:span text:style-name="T1">Projetopy.ipynb</text:span></text:a></text:p>
      <text:p text:style-name="Text_20_body"><text:a xlink:type="simple" xlink:href="attachment:dbcba30c-dda1-48e0-9f6a-32adcf716bef:Automao_de_Testes_-_Maria_Luisa_Silva_Matos.pdf" text:style-name="Internet_20_link" text:visited-style-name="Visited_20_Internet_20_Link"><text:span text:style-name="T1">Automação de Testes - Maria Luisa Silva Matos.pdf</text:span></text:a></text:p>
      <text:p text:style-name="P9">2 DIAGNÓSTICO DO TESTE PONTUANDO TECNICAMENTE:</text:p>
      <text:list xml:id="list1747500170" text:style-name="L4">
        <text:list-item>
          <text:p text:style-name="P15">O sistema deveria aceitar mais do limite de caracteres permitida na senha para a segurança do usuário; </text:p>
        </text:list-item>
        <text:list-item>
          <text:p text:style-name="P15">O campo do email aceita qualquer coisa como domínio e isso facilita que qualquer usuário burle o sistema; </text:p>
        </text:list-item>
        <text:list-item>
          <text:p text:style-name="P16">O campo e-mail aceita ser enviado com qualquer caractere especial; </text:p>
        </text:list-item>
      </text:list>
      <text:p text:style-name="P9">3 CASO DE TESTE:</text:p>
      <text:list xml:id="list603427334" text:style-name="L5">
        <text:list-item>
          <text:p text:style-name="P17">Testar se o campo senha aceita ser enviado vazio; </text:p>
        </text:list-item>
        <text:list-item>
          <text:p text:style-name="P17">Testar se o campo e-mail é válido sem o domínio; </text:p>
        </text:list-item>
        <text:list-item>
          <text:p text:style-name="P17">Testar se o campo email aceita qualquer coisa que não seja o domínio; </text:p>
        </text:list-item>
        <text:list-item>
          <text:p text:style-name="P17">Testar se o campo email é válido com caracteres especiais; </text:p>
        </text:list-item>
        <text:list-item>
          <text:p text:style-name="P17">Testar se o campo senha aceita ser enviado com caracteres acima do limite; </text:p>
        </text:list-item>
        <text:list-item>
          <text:p text:style-name="P18">Testar o e-mail e a senha correta. </text:p>
        </text:list-item>
        <text:list-item>
          <text:p text:style-name="P18"/>
        </text:list-item>
      </text:list>
      <text:h text:style-name="P2" text:outline-level="1">AULA DO DIA 13/05/2025</text:h>
      <text:p text:style-name="P19"/>
      <text:p text:style-name="Text_20_body"><text:a xlink:type="simple" xlink:href="https://softdesign.com.br/blog/cypress_passo_a_passo_para_comecar_a_usar/#h-o-que-e-o-cypress" text:style-name="Internet_20_link" text:visited-style-name="Visited_20_Internet_20_Link"><text:span text:style-name="T1">Cypress: o que é e como começar a usar</text:span></text:a></text:p>
      <text:p text:style-name="Text_20_body"><text:soft-page-break/><text:a xlink:type="simple" xlink:href="https://medium.com/qualidadedesoftware/automatizando-com-o-cypress-e-documentando-com-gherkin-como-é-possível-fazer-essa-junção-948d9141abcb" text:style-name="Internet_20_link" text:visited-style-name="Visited_20_Internet_20_Link"><text:span text:style-name="T1">Automatizando com o cypress e documentando com gherkin: como é possível fazer essa junção?</text:span></text:a></text:p>
      <text:p text:style-name="Text_20_body"><text:a xlink:type="simple" xlink:href="https://www-cypress-io.translate.goog/how-it-works?_x_tr_sl=en&amp;_x_tr_tl=pt&amp;_x_tr_hl=pt&amp;_x_tr_pto=tc" text:style-name="Internet_20_link" text:visited-style-name="Visited_20_Internet_20_Link"><text:span text:style-name="T1">How Cypress Works | End to end and component testing tools</text:span></text:a></text:p>
      <text:p text:style-name="Text_20_body"><text:a xlink:type="simple" xlink:href="https://docs.cypress.io/app/get-started/why-cypress" text:style-name="Internet_20_link" text:visited-style-name="Visited_20_Internet_20_Link"><text:span text:style-name="T1">Cypress testing solutions | Cypress Documentation | Cypress Documentation</text:span></text:a></text:p>
      <text:p text:style-name="P9">O QUE É O CYPRESS?</text:p>
      <text:p text:style-name="P9">POR QUE USAR CYPRESS?</text:p>
      <text:p text:style-name="P9">DIFERENÇA ENTRE TESTES MANUAIS E TESTES AUTOMATIZADAS</text:p>
      <text:p text:style-name="P9">Arquivos para automação:</text:p>
      <text:p text:style-name="Text_20_body"><text:a xlink:type="simple" xlink:href="attachment:55d2e296-0536-4a19-a41d-8bd5e74f162b:Projeto_com_Cypress.zip" text:style-name="Internet_20_link" text:visited-style-name="Visited_20_Internet_20_Link"><text:span text:style-name="T1">Projeto com Cypress.zip</text:span></text:a></text:p>
      <text:p text:style-name="Text_20_body"><text:a xlink:type="simple" xlink:href="attachment:8b98bdf8-b7d5-444c-b2c0-58a22c4df2f5:Projeto_de_Automao_-_Maria_Luisa_Silva_Matos.zip" text:style-name="Internet_20_link" text:visited-style-name="Visited_20_Internet_20_Link"><text:span text:style-name="T1">Projeto de Automação - Maria Luisa Silva Matos.zip</text:span></text:a></text:p>
      <text:p text:style-name="Text_20_body"><text:a xlink:type="simple" xlink:href="attachment:41d62a4c-7e74-452d-8c30-1d99a7e4c040:projetoteste.zip" text:style-name="Internet_20_link" text:visited-style-name="Visited_20_Internet_20_Link"><text:span text:style-name="T1">projetoteste.zip</text:span></text:a></text:p>
      <text:p text:style-name="P5"><text:span text:style-name="Source_20_Text"><text:span text:style-name="T1">describe('template spec', () =&gt; { <text:s/>it('passes', () =&gt; { <text:s text:c="3"/>cy.visit('&lt;https://example.cypress.io&gt;') <text:s/>})})</text:span></text:span></text:p>
      <text:p text:style-name="Preformatted_20_Text"><text:span text:style-name="Source_20_Text"><text:span text:style-name="T1">describe("template spec", () =&gt; {</text:span></text:span></text:p>
      <text:p text:style-name="Preformatted_20_Text"><text:span text:style-name="Source_20_Text"><text:span text:style-name="T1"><text:s text:c="2"/>it("passes", () =&gt; {</text:span></text:span></text:p>
      <text:p text:style-name="Preformatted_20_Text"><text:span text:style-name="Source_20_Text"><text:span text:style-name="T1"><text:s text:c="4"/>cy.visit("&lt;http://127.0.0.1:5500/projetoteste/login.html&gt;");</text:span></text:span></text:p>
      <text:p text:style-name="Preformatted_20_Text"><text:span text:style-name="Source_20_Text"><text:span text:style-name="T1"><text:s text:c="2"/>});</text:span></text:span></text:p>
      <text:p text:style-name="P5"><text:span text:style-name="Source_20_Text"><text:span text:style-name="T1">});</text:span></text:span></text:p>
      <text:p text:style-name="Text_20_body"><text:span text:style-name="T1">it("1. Campo senha não deve aceitar envio vazio", () =&gt; { cy.get("#email").type("</text:span><text:a xlink:type="simple" xlink:href="mailto:usuario@teste.com" text:style-name="Internet_20_link" text:visited-style-name="Visited_20_Internet_20_Link"><text:span text:style-name="T1">usuario@teste.com</text:span></text:a><text:span text:style-name="T1">"); cy.get("#password").clear(); cy.get(".btn").click(); cy.get("#passwordAlert").should("contain", "senha"); });</text:span></text:p>
      <text:p text:style-name="Text_20_body"><text:span text:style-name="T1">describe("Testes de Validação de Login", () =&gt; { beforeEach(() =&gt; { cy.visit("</text:span><text:a xlink:type="simple" xlink:href="http://127.0.0.1:5500/projetoteste/login.html" text:style-name="Internet_20_link" text:visited-style-name="Visited_20_Internet_20_Link"><text:span text:style-name="T1">http://127.0.0.1:5500/projetoteste/login.html</text:span></text:a><text:span text:style-name="T1">"); });</text:span></text:p>
      <text:p text:style-name="Text_20_body"><text:span text:style-name="T1">it("1. Campo senha não deve aceitar envio vazio", () =&gt; { cy.get("#email").type("</text:span><text:a xlink:type="simple" xlink:href="mailto:usuario@teste.com" text:style-name="Internet_20_link" text:visited-style-name="Visited_20_Internet_20_Link"><text:span text:style-name="T1">usuario@teste.com</text:span></text:a><text:span text:style-name="T1">"); cy.get("#password").clear(); cy.get(".btn").click(); cy.get("#passwordAlert").should("contain", "senha"); });</text:span></text:p>
      <text:p text:style-name="P9">it("2. Deve detectar e-mail sem domínio", () =&gt; { cy.get("#email").type("usuario@"); cy.get("#password").type("1@Bc"); <text:soft-page-break/>cy.get(".btn").click(); cy.get("#emailAlert").should("contain", "e-mail válido"); });</text:p>
      <text:p text:style-name="P9">it("3. Deve rejeitar e-mail sem domínio válido", () =&gt; { cy.get("#email").type("usuario@abc"); cy.get("#password").type("1@Bc"); cy.get(".btn").click(); cy.get("#emailAlert").should("contain", "e-mail válido"); });</text:p>
      <text:p text:style-name="P9">it("4. Deve rejeitar e-mail com caracteres especiais inválidos", () =&gt; { cy.get("#email").type("usu@!#@¨.com"); cy.get("#password").type("1@Bc"); cy.get(".btn").click(); cy.get("#emailAlert").should("contain", "e-mail válido"); });</text:p>
      <text:p text:style-name="Text_20_body"><text:span text:style-name="T1">it("5. Senha com mais de 6 caracteres deve ser rejeitada", () =&gt; { cy.get("#email").type("</text:span><text:a xlink:type="simple" xlink:href="mailto:usuario@teste.com" text:style-name="Internet_20_link" text:visited-style-name="Visited_20_Internet_20_Link"><text:span text:style-name="T1">usuario@teste.com</text:span></text:a><text:span text:style-name="T1">"); cy.get("#password").type("A1@bcdef"); cy.get(".btn").click(); cy.get("#passwordAlert").should("contain", "entre 3 e 6 caracteres"); });</text:span></text:p>
      <text:p text:style-name="Text_20_body"><text:span text:style-name="T1">it("6. Login com e-mail e senha corretos redireciona", () =&gt; { cy.get("#email").type("</text:span><text:a xlink:type="simple" xlink:href="mailto:teste@email.com" text:style-name="Internet_20_link" text:visited-style-name="Visited_20_Internet_20_Link"><text:span text:style-name="T1">teste@email.com</text:span></text:a><text:span text:style-name="T1">"); cy.get("#password").type("1@Bc"); cy.get(".btn").click();</text:span></text:p>
      <text:p text:style-name="Preformatted_20_Text"><text:span text:style-name="Source_20_Text"><text:span text:style-name="T1">cy.url().should("include", "sucesso.html");</text:span></text:span></text:p>
      <text:p text:style-name="P7"/>
      <text:p text:style-name="P9">});</text:p>
      <text:p text:style-name="Text_20_body"><text:span text:style-name="T1">it("7. Login com credenciais erradas mostra alerta", () =&gt; { cy.get("#email").type("</text:span><text:a xlink:type="simple" xlink:href="mailto:teste@email.com" text:style-name="Internet_20_link" text:visited-style-name="Visited_20_Internet_20_Link"><text:span text:style-name="T1">teste@email.com</text:span></text:a><text:span text:style-name="T1">"); cy.get("#password").type("1234"); cy.window().then((win) =&gt; { cy.stub(win, "alert").as("alerta"); }); cy.get(".btn").click(); cy.get("@alerta").should("have.been.calledWith", "Credenciais inválidas."); }); });</text:span></text:p>
      <text:p text:style-name="P9"><draw:frame draw:style-name="fr1" draw:name="Figura1" text:anchor-type="as-char" svg:width="2cm" svg:height="1cm" draw:z-index="0"><draw:image xlink:href="attachment:77d173c4-fd9f-494d-a91a-3bc4da21408c:image.png" xlink:type="simple" xlink:show="embed" xlink:actuate="onLoad"/><svg:title>image.png</svg:title></draw:frame></text:p>
      <text:p text:style-name="Preformatted_20_Text"><text:span text:style-name="Source_20_Text"><text:span text:style-name="T1">describe("template spec", () =&gt; {</text:span></text:span></text:p>
      <text:p text:style-name="Preformatted_20_Text"><text:span text:style-name="Source_20_Text"><text:span text:style-name="T1"><text:s text:c="2"/>it("passes", () =&gt; {</text:span></text:span></text:p>
      <text:p text:style-name="Preformatted_20_Text"><text:span text:style-name="Source_20_Text"><text:span text:style-name="T1"><text:s text:c="4"/>cy.visit("&lt;http://127.0.0.1:5500/projetoteste/login.html&gt;");</text:span></text:span></text:p>
      <text:p text:style-name="Preformatted_20_Text"><text:span text:style-name="Source_20_Text"><text:span text:style-name="T1"><text:s text:c="2"/>});</text:span></text:span></text:p>
      <text:p text:style-name="Preformatted_20_Text"><text:span text:style-name="Source_20_Text"><text:span text:style-name="T1">});</text:span></text:span></text:p>
      <text:p text:style-name="P6"/>
      <text:p text:style-name="Preformatted_20_Text"><text:soft-page-break/><text:span text:style-name="Source_20_Text"><text:span text:style-name="T1">it("1. Campo senha não deve aceitar envio vazio", () =&gt; {</text:span></text:span></text:p>
      <text:p text:style-name="Preformatted_20_Text"><text:span text:style-name="Source_20_Text"><text:span text:style-name="T1"><text:s text:c="2"/>cy.get("#email").type("usuario@teste.com");</text:span></text:span></text:p>
      <text:p text:style-name="Preformatted_20_Text"><text:span text:style-name="Source_20_Text"><text:span text:style-name="T1"><text:s text:c="2"/>cy.get("#password").clear();</text:span></text:span></text:p>
      <text:p text:style-name="Preformatted_20_Text"><text:span text:style-name="Source_20_Text"><text:span text:style-name="T1"><text:s text:c="2"/>cy.get(".btn").click();</text:span></text:span></text:p>
      <text:p text:style-name="Preformatted_20_Text"><text:span text:style-name="Source_20_Text"><text:span text:style-name="T1"><text:s text:c="2"/>cy.get("#passwordAlert").should("contain", "senha");</text:span></text:span></text:p>
      <text:p text:style-name="P5"><text:span text:style-name="Source_20_Text"><text:span text:style-name="T1">});</text:span></text:span></text:p>
      <text:p text:style-name="Text_20_body"><text:span text:style-name="Source_20_Text"><text:span text:style-name="T1">describe("Validação de login", () =&gt; { beforeEach(() =&gt; { cy.visit("&lt;http://127.0.0.1:5500/projetoteste/login.html&gt;"); });</text:span></text:span></text:p>
      <text:p text:style-name="Text_20_body"><text:span text:style-name="Source_20_Text"><text:span text:style-name="T1">it("Página carrega corretamente", () =&gt; { cy.get("h1").should("contain", "Login"); });</text:span></text:span></text:p>
      <text:p text:style-name="Text_20_body"><text:span text:style-name="Source_20_Text"><text:span text:style-name="T1">it("1. Campo senha não deve aceitar envio vazio", () =&gt; { cy.get("#email").type("[usuario@teste.com](&lt;mailto:usuario@teste.com&gt;)"); cy.get("#password").clear(); cy.get(".btn").click(); cy.get("#passwordAlert").should("contain", "senha"); }); });</text:span></text:span></text:p>
      <text:p text:style-name="P9">AUTOMAÇÃO EM CYPRESS:</text:p>
      <text:p text:style-name="Preformatted_20_Text"><text:span text:style-name="Source_20_Text"><text:span text:style-name="T1">describe("Validação de login", () =&gt; {</text:span></text:span></text:p>
      <text:p text:style-name="Preformatted_20_Text"><text:span text:style-name="Source_20_Text"><text:span text:style-name="T1"><text:s text:c="2"/>beforeEach(() =&gt; {</text:span></text:span></text:p>
      <text:p text:style-name="Preformatted_20_Text"><text:span text:style-name="Source_20_Text"><text:span text:style-name="T1"><text:s text:c="4"/>cy.visit("&lt;http://127.0.0.1:5500/projetoteste/login.html&gt;");</text:span></text:span></text:p>
      <text:p text:style-name="Preformatted_20_Text"><text:span text:style-name="Source_20_Text"><text:span text:style-name="T1"><text:s text:c="2"/>});</text:span></text:span></text:p>
      <text:p text:style-name="P6"/>
      <text:p text:style-name="Preformatted_20_Text"><text:span text:style-name="Source_20_Text"><text:span text:style-name="T1"><text:s text:c="2"/>it("1. Testar se o campo senha aceita ser enviado vazio", () =&gt; {</text:span></text:span></text:p>
      <text:p text:style-name="Preformatted_20_Text"><text:span text:style-name="Source_20_Text"><text:span text:style-name="T1"><text:s text:c="4"/>cy.get("#email").type("Test123@teste.com");</text:span></text:span></text:p>
      <text:p text:style-name="Preformatted_20_Text"><text:span text:style-name="Source_20_Text"><text:span text:style-name="T1"><text:s text:c="4"/>cy.wait(2000);</text:span></text:span></text:p>
      <text:p text:style-name="Preformatted_20_Text"><text:span text:style-name="Source_20_Text"><text:span text:style-name="T1"><text:s text:c="4"/>cy.get("#password").clear();</text:span></text:span></text:p>
      <text:p text:style-name="Preformatted_20_Text"><text:span text:style-name="Source_20_Text"><text:span text:style-name="T1"><text:s text:c="4"/>cy.wait(2000);</text:span></text:span></text:p>
      <text:p text:style-name="Preformatted_20_Text"><text:span text:style-name="Source_20_Text"><text:span text:style-name="T1"><text:s text:c="4"/>cy.get(".btn").click();</text:span></text:span></text:p>
      <text:p text:style-name="Preformatted_20_Text"><text:span text:style-name="Source_20_Text"><text:span text:style-name="T1"><text:s text:c="4"/>cy.get("#passwordAlert").should("contain", "senha");</text:span></text:span></text:p>
      <text:p text:style-name="Preformatted_20_Text"><text:span text:style-name="Source_20_Text"><text:span text:style-name="T1"><text:s text:c="2"/>});</text:span></text:span></text:p>
      <text:p text:style-name="P6"/>
      <text:p text:style-name="Preformatted_20_Text"><text:span text:style-name="Source_20_Text"><text:span text:style-name="T1"><text:s text:c="2"/>it("2. Testar se o campo email aceita ser enviado sem o domínio", () =&gt; {</text:span></text:span></text:p>
      <text:p text:style-name="Preformatted_20_Text"><text:span text:style-name="Source_20_Text"><text:span text:style-name="T1"><text:s text:c="4"/>cy.get("#email").type("Test@");</text:span></text:span></text:p>
      <text:p text:style-name="Preformatted_20_Text"><text:span text:style-name="Source_20_Text"><text:span text:style-name="T1"><text:s text:c="4"/>cy.wait(2000);</text:span></text:span></text:p>
      <text:p text:style-name="Preformatted_20_Text"><text:span text:style-name="Source_20_Text"><text:span text:style-name="T1"><text:s text:c="4"/>cy.get("#password").type("@9A9b");</text:span></text:span></text:p>
      <text:p text:style-name="Preformatted_20_Text"><text:span text:style-name="Source_20_Text"><text:span text:style-name="T1"><text:s text:c="4"/>cy.wait(2000);</text:span></text:span></text:p>
      <text:p text:style-name="Preformatted_20_Text"><text:span text:style-name="Source_20_Text"><text:span text:style-name="T1"><text:s text:c="4"/>cy.get(".btn").click();</text:span></text:span></text:p>
      <text:p text:style-name="Preformatted_20_Text"><text:span text:style-name="Source_20_Text"><text:span text:style-name="T1"><text:s text:c="2"/>});</text:span></text:span></text:p>
      <text:p text:style-name="P6"><text:soft-page-break/></text:p>
      <text:p text:style-name="Preformatted_20_Text"><text:span text:style-name="Source_20_Text"><text:span text:style-name="T1"><text:s text:c="2"/>it("3. Testar se o campo email é válido com qualquer coisa que não seja o domínio", () =&gt; {</text:span></text:span></text:p>
      <text:p text:style-name="Preformatted_20_Text"><text:span text:style-name="Source_20_Text"><text:span text:style-name="T1"><text:s text:c="4"/>cy.get("#email").type("Test123@a.a");</text:span></text:span></text:p>
      <text:p text:style-name="Preformatted_20_Text"><text:span text:style-name="Source_20_Text"><text:span text:style-name="T1"><text:s text:c="4"/>cy.wait(2000);</text:span></text:span></text:p>
      <text:p text:style-name="Preformatted_20_Text"><text:span text:style-name="Source_20_Text"><text:span text:style-name="T1"><text:s text:c="4"/>cy.get("#password").type("8@9A9b");</text:span></text:span></text:p>
      <text:p text:style-name="Preformatted_20_Text"><text:span text:style-name="Source_20_Text"><text:span text:style-name="T1"><text:s text:c="4"/>cy.wait(2000);</text:span></text:span></text:p>
      <text:p text:style-name="Preformatted_20_Text"><text:span text:style-name="Source_20_Text"><text:span text:style-name="T1"><text:s text:c="4"/>cy.get(".btn").click();</text:span></text:span></text:p>
      <text:p text:style-name="Preformatted_20_Text"><text:span text:style-name="Source_20_Text"><text:span text:style-name="T1"><text:s text:c="2"/>});</text:span></text:span></text:p>
      <text:p text:style-name="P6"/>
      <text:p text:style-name="Preformatted_20_Text"><text:span text:style-name="Source_20_Text"><text:span text:style-name="T1"><text:s text:c="2"/>it("4. Testar se o campo email aceita ser enviado com caracteres especiais", () =&gt; {</text:span></text:span></text:p>
      <text:p text:style-name="Preformatted_20_Text"><text:span text:style-name="Source_20_Text"><text:span text:style-name="T1"><text:s text:c="4"/>cy.get("#email").type("Tes'&amp;te.com");</text:span></text:span></text:p>
      <text:p text:style-name="Preformatted_20_Text"><text:span text:style-name="Source_20_Text"><text:span text:style-name="T1"><text:s text:c="4"/>cy.wait(2000);</text:span></text:span></text:p>
      <text:p text:style-name="Preformatted_20_Text"><text:span text:style-name="Source_20_Text"><text:span text:style-name="T1"><text:s text:c="4"/>cy.get("#password").type("8@A9b2");</text:span></text:span></text:p>
      <text:p text:style-name="Preformatted_20_Text"><text:span text:style-name="Source_20_Text"><text:span text:style-name="T1"><text:s text:c="4"/>cy.wait(2000);</text:span></text:span></text:p>
      <text:p text:style-name="Preformatted_20_Text"><text:span text:style-name="Source_20_Text"><text:span text:style-name="T1"><text:s text:c="4"/>cy.get(".btn").click();</text:span></text:span></text:p>
      <text:p text:style-name="Preformatted_20_Text"><text:span text:style-name="Source_20_Text"><text:span text:style-name="T1"><text:s text:c="4"/>cy.get("#emailAlert").should("contain", "e-mail válido");</text:span></text:span></text:p>
      <text:p text:style-name="Preformatted_20_Text"><text:span text:style-name="Source_20_Text"><text:span text:style-name="T1"><text:s text:c="2"/>});</text:span></text:span></text:p>
      <text:p text:style-name="P6"/>
      <text:p text:style-name="Preformatted_20_Text"><text:span text:style-name="Source_20_Text"><text:span text:style-name="T1"><text:s text:c="2"/>it("5. Testar se o campo senha aceita ser enviado acima do limite de caracteres", () =&gt; {</text:span></text:span></text:p>
      <text:p text:style-name="Preformatted_20_Text"><text:span text:style-name="Source_20_Text"><text:span text:style-name="T1"><text:s text:c="4"/>cy.get("#email").type("Teste123@teste.com");</text:span></text:span></text:p>
      <text:p text:style-name="Preformatted_20_Text"><text:span text:style-name="Source_20_Text"><text:span text:style-name="T1"><text:s text:c="4"/>cy.wait(2000);</text:span></text:span></text:p>
      <text:p text:style-name="Preformatted_20_Text"><text:span text:style-name="Source_20_Text"><text:span text:style-name="T1"><text:s text:c="4"/>cy.get("#password").type("8@Ahj8b");</text:span></text:span></text:p>
      <text:p text:style-name="Preformatted_20_Text"><text:span text:style-name="Source_20_Text"><text:span text:style-name="T1"><text:s text:c="4"/>cy.wait(2000);</text:span></text:span></text:p>
      <text:p text:style-name="Preformatted_20_Text"><text:span text:style-name="Source_20_Text"><text:span text:style-name="T1"><text:s text:c="4"/>cy.get(".btn").click();</text:span></text:span></text:p>
      <text:p text:style-name="Preformatted_20_Text"><text:span text:style-name="Source_20_Text"><text:span text:style-name="T1"><text:s text:c="4"/>cy.get("#passwordAlert").should("contain", "entre 3 e 6 caracteres");</text:span></text:span></text:p>
      <text:p text:style-name="Preformatted_20_Text"><text:span text:style-name="Source_20_Text"><text:span text:style-name="T1"><text:s text:c="2"/>});</text:span></text:span></text:p>
      <text:p text:style-name="P6"/>
      <text:p text:style-name="Preformatted_20_Text"><text:span text:style-name="Source_20_Text"><text:span text:style-name="T1"><text:s text:c="2"/>it("6. Testar o email e a senha correta", () =&gt; {</text:span></text:span></text:p>
      <text:p text:style-name="Preformatted_20_Text"><text:span text:style-name="Source_20_Text"><text:span text:style-name="T1"><text:s text:c="4"/>cy.get("#email").type("teste@email.com");</text:span></text:span></text:p>
      <text:p text:style-name="Preformatted_20_Text"><text:span text:style-name="Source_20_Text"><text:span text:style-name="T1"><text:s text:c="4"/>cy.wait(2000);</text:span></text:span></text:p>
      <text:p text:style-name="Preformatted_20_Text"><text:span text:style-name="Source_20_Text"><text:span text:style-name="T1"><text:s text:c="4"/>cy.get("#password").type("1@Bc");</text:span></text:span></text:p>
      <text:p text:style-name="Preformatted_20_Text"><text:span text:style-name="Source_20_Text"><text:span text:style-name="T1"><text:s text:c="4"/>cy.wait(2000);</text:span></text:span></text:p>
      <text:p text:style-name="Preformatted_20_Text"><text:span text:style-name="Source_20_Text"><text:span text:style-name="T1"><text:s text:c="4"/>cy.get(".btn").click();</text:span></text:span></text:p>
      <text:p text:style-name="P6"/>
      <text:p text:style-name="Preformatted_20_Text"><text:span text:style-name="Source_20_Text"><text:span text:style-name="T1"><text:s text:c="4"/>cy.url().should("include", "sucesso.html");</text:span></text:span></text:p>
      <text:p text:style-name="Preformatted_20_Text"><text:span text:style-name="Source_20_Text"><text:span text:style-name="T1"><text:s text:c="2"/>});</text:span></text:span></text:p>
      <text:p text:style-name="Preformatted_20_Text"><text:span text:style-name="Source_20_Text"><text:span text:style-name="T1">});</text:span></text:span></text:p>
      <text:p text:style-name="P7"/>
      <text:p text:style-name="P9"><text:soft-page-break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14:15:55.766229689</meta:creation-date>
    <dc:date>2026-02-05T14:26:54.434860550</dc:date>
    <meta:editing-duration>PT38S</meta:editing-duration>
    <meta:editing-cycles>1</meta:editing-cycles>
    <meta:document-statistic meta:table-count="0" meta:image-count="1" meta:object-count="0" meta:page-count="28" meta:paragraph-count="632" meta:word-count="3576" meta:character-count="33340" meta:non-whitespace-character-count="29657"/>
    <meta:generator>LibreOffice/7.3.7.2$Linux_X86_64 LibreOffice_project/30$Build-2</meta:generator>
  </office:meta>
</office:document-meta>
</file>